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1813in" table:align="left"/>
    </style:style>
    <style:style style:name="Table1.A" style:family="table-column">
      <style:table-column-properties style:column-width="0.7069in"/>
    </style:style>
    <style:style style:name="Table1.B" style:family="table-column">
      <style:table-column-properties style:column-width="0.9153in"/>
    </style:style>
    <style:style style:name="Table1.C" style:family="table-column">
      <style:table-column-properties style:column-width="0.8556in"/>
    </style:style>
    <style:style style:name="Table1.D" style:family="table-column">
      <style:table-column-properties style:column-width="1.70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333333" fo:font-size="7pt" officeooo:rsid="001208dd" officeooo:paragraph-rsid="001208dd" style:font-size-asian="7pt" style:font-size-complex="7pt"/>
    </style:style>
    <style:style style:name="P2" style:family="paragraph" style:parent-style-name="Standard">
      <style:text-properties fo:font-size="9pt" officeooo:rsid="000a5cbc" officeooo:paragraph-rsid="000a5cbc" style:font-size-asian="7.84999990463257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paragraph-rsid="000f7076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fo:font-weight="bold" officeooo:paragraph-rsid="000f7076" style:font-size-asian="7.84999990463257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0f7076" officeooo:paragraph-rsid="000f7076" style:font-size-asian="7.84999990463257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normal" officeooo:paragraph-rsid="000f7076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9pt" fo:font-style="normal" fo:font-weight="normal" officeooo:rsid="000f7076" officeooo:paragraph-rsid="000f7076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style="normal" fo:font-weight="normal" officeooo:rsid="000f7076" officeooo:paragraph-rsid="000f7076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officeooo:rsid="0010f78c" officeooo:paragraph-rsid="0010f78c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style="normal" fo:font-weight="bold" officeooo:rsid="000f7076" officeooo:paragraph-rsid="000f7076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fo:font-style="normal" fo:font-weight="bold" officeooo:rsid="000f7076" officeooo:paragraph-rsid="000f7076" fo:background-color="transparent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9pt" fo:font-style="normal" fo:font-weight="bold" officeooo:rsid="0010f78c" officeooo:paragraph-rsid="0010f78c" fo:background-color="transparent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9pt" fo:font-style="normal" fo:font-weight="bold" officeooo:rsid="000f7076" officeooo:paragraph-rsid="0020e772" fo:background-color="transparent" style:font-size-asian="7.84999990463257pt" style:font-style-asian="normal" style:font-weight-asian="bold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9pt" fo:font-weight="normal" officeooo:rsid="000f7076" officeooo:paragraph-rsid="000f7076" style:font-size-asian="7.84999990463257pt" style:font-weight-asian="normal" style:font-size-complex="9pt" style:font-weight-complex="normal"/>
    </style:style>
    <style:style style:name="P15" style:family="paragraph" style:parent-style-name="Standard">
      <style:text-properties fo:font-size="9pt" fo:font-weight="normal" officeooo:rsid="0026a873" officeooo:paragraph-rsid="0026a873" style:font-size-asian="7.84999990463257pt" style:font-weight-asian="normal" style:font-size-complex="9pt" style:font-weight-complex="normal"/>
    </style:style>
    <style:style style:name="P16" style:family="paragraph" style:parent-style-name="Standard">
      <style:text-properties fo:font-size="9pt" fo:font-weight="normal" officeooo:rsid="003947d3" officeooo:paragraph-rsid="003947d3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9pt" fo:font-weight="normal" officeooo:rsid="000f7076" officeooo:paragraph-rsid="000f7076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9pt" fo:font-style="italic" fo:font-weight="normal" officeooo:rsid="000f7076" officeooo:paragraph-rsid="000f7076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0pt" fo:font-weight="bold" officeooo:rsid="000f7076" officeooo:paragraph-rsid="000f707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weight="bold" officeooo:rsid="000f7076" officeooo:paragraph-rsid="000f7076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weight="bold" officeooo:rsid="000a5cbc" officeooo:paragraph-rsid="000a5cb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weight="bold" officeooo:rsid="00451299" officeooo:paragraph-rsid="00451299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ize="10pt" fo:font-style="normal" fo:font-weight="bold" officeooo:rsid="000f7076" officeooo:paragraph-rsid="000f7076" fo:background-color="transparent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use-window-font-color="true" fo:font-size="10pt" fo:font-weight="bold" officeooo:rsid="00451299" officeooo:paragraph-rsid="00451299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use-window-font-color="true" fo:font-size="10pt" fo:font-style="normal" style:text-underline-style="none" fo:font-weight="bold" officeooo:rsid="0045b612" officeooo:paragraph-rsid="0045b612" fo:background-color="transparent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use-window-font-color="true" fo:font-size="10pt" fo:font-style="normal" style:text-underline-style="none" fo:font-weight="bold" officeooo:rsid="004e2f50" officeooo:paragraph-rsid="004e2f50" fo:background-color="transparent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normal" officeooo:rsid="00451299" officeooo:paragraph-rsid="00451299" fo:background-color="transparent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bold" officeooo:rsid="00451299" officeooo:paragraph-rsid="00451299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5b612" officeooo:paragraph-rsid="0045b61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6246a" officeooo:paragraph-rsid="0046246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519924" officeooo:paragraph-rsid="004fdf4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fdf4a" officeooo:paragraph-rsid="004fdf4a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fdf4a" officeooo:paragraph-rsid="004e2f50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fdf4a" officeooo:paragraph-rsid="0057cad0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5b612" officeooo:paragraph-rsid="0045b612" fo:background-color="transparent" style:font-size-asian="9pt" style:font-style-asian="normal" style:font-weight-asian="bold" style:font-size-complex="9pt" style:font-style-complex="normal" style:font-weight-complex="bold"/>
    </style:style>
    <style:style style:name="P3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6246a" officeooo:paragraph-rsid="0046246a" fo:background-color="transparent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e2f50" officeooo:paragraph-rsid="004e2f50" fo:background-color="transparent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fo:font-size="9pt" fo:font-weight="normal" officeooo:rsid="00451299" officeooo:paragraph-rsid="00451299" fo:background-color="transparent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style="italic" officeooo:rsid="0046246a" officeooo:paragraph-rsid="0046246a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font-size="8pt" officeooo:rsid="0046246a" officeooo:paragraph-rsid="0046246a" style:font-size-asian="8pt" style:font-size-complex="8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9pt" fo:font-weight="normal" officeooo:rsid="000f7076" officeooo:paragraph-rsid="000f7076" style:font-size-asian="7.84999990463257pt" style:font-weight-asian="normal" style:font-size-complex="9pt" style:font-weight-complex="normal"/>
    </style:style>
    <style:style style:name="P42" style:family="paragraph" style:parent-style-name="Standard" style:list-style-name="L9">
      <style:text-properties fo:font-size="9pt" fo:font-weight="normal" officeooo:rsid="000c40e3" officeooo:paragraph-rsid="000c40e3" style:font-size-asian="7.84999990463257pt" style:font-weight-asian="normal" style:font-size-complex="9pt" style:font-weight-complex="normal"/>
    </style:style>
    <style:style style:name="P43" style:family="paragraph" style:parent-style-name="Standard" style:list-style-name="L9">
      <style:text-properties fo:font-size="9pt" fo:font-weight="normal" officeooo:rsid="0023e7a9" officeooo:paragraph-rsid="0023e7a9" style:font-size-asian="7.84999990463257pt" style:font-weight-asian="normal" style:font-size-complex="9pt" style:font-weight-complex="normal"/>
    </style:style>
    <style:style style:name="P44" style:family="paragraph" style:parent-style-name="Standard" style:list-style-name="L9">
      <style:text-properties fo:font-size="9pt" fo:font-weight="normal" officeooo:paragraph-rsid="0026a873" style:font-size-asian="7.84999990463257pt" style:font-weight-asian="normal" style:font-size-complex="9pt" style:font-weight-complex="normal"/>
    </style:style>
    <style:style style:name="P45" style:family="paragraph" style:parent-style-name="Standard" style:list-style-name="L9">
      <style:text-properties fo:font-size="9pt" fo:font-weight="normal" officeooo:paragraph-rsid="003947d3" style:font-size-asian="7.84999990463257pt" style:font-weight-asian="normal" style:font-size-complex="9pt" style:font-weight-complex="normal"/>
    </style:style>
    <style:style style:name="P46" style:family="paragraph" style:parent-style-name="Standard" style:list-style-name="L9">
      <style:text-properties fo:font-size="9pt" fo:font-weight="normal" officeooo:paragraph-rsid="003a7c0f" style:font-size-asian="7.84999990463257pt" style:font-weight-asian="normal" style:font-size-complex="9pt" style:font-weight-complex="normal"/>
    </style:style>
    <style:style style:name="P47" style:family="paragraph" style:parent-style-name="Standard" style:list-style-name="L9">
      <style:text-properties fo:font-size="9pt" fo:font-weight="normal" officeooo:rsid="0026a873" officeooo:paragraph-rsid="0026a873" style:font-size-asian="7.84999990463257pt" style:font-weight-asian="normal" style:font-size-complex="9pt" style:font-weight-complex="normal"/>
    </style:style>
    <style:style style:name="P48" style:family="paragraph" style:parent-style-name="Standard" style:list-style-name="L9">
      <style:text-properties fo:font-size="9pt" fo:font-weight="normal" officeooo:rsid="003947d3" officeooo:paragraph-rsid="003947d3" style:font-size-asian="7.84999990463257pt" style:font-weight-asian="normal" style:font-size-complex="9pt" style:font-weight-complex="normal"/>
    </style:style>
    <style:style style:name="P49" style:family="paragraph" style:parent-style-name="Standard" style:list-style-name="L9">
      <style:text-properties fo:font-size="9pt" fo:font-weight="normal" officeooo:rsid="003a7c0f" officeooo:paragraph-rsid="003a7c0f" style:font-size-asian="7.84999990463257pt" style:font-weight-asian="normal" style:font-size-complex="9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9pt" fo:font-weight="normal" officeooo:rsid="001f0e8e" officeooo:paragraph-rsid="001f0e8e" style:font-size-asian="9pt" style:font-weight-asian="normal" style:font-size-complex="9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9pt" fo:font-weight="normal" officeooo:rsid="000f7076" officeooo:paragraph-rsid="000f7076" style:font-size-asian="9pt" style:font-weight-asian="normal" style:font-size-complex="9pt" style:font-weight-complex="normal"/>
    </style:style>
    <style:style style:name="P52" style:family="paragraph" style:parent-style-name="Standard" style:list-style-name="L9">
      <style:text-properties fo:font-size="9pt" fo:font-weight="normal" officeooo:paragraph-rsid="003947d3" style:font-size-asian="9pt" style:font-weight-asian="normal" style:font-size-complex="9pt" style:font-weight-complex="normal"/>
    </style:style>
    <style:style style:name="P53" style:family="paragraph" style:parent-style-name="Standard" style:list-style-name="L9">
      <style:text-properties fo:font-size="9pt" fo:font-weight="normal" officeooo:rsid="001f0e8e" officeooo:paragraph-rsid="0022924e" fo:background-color="transparent" style:font-size-asian="7.84999990463257pt" style:font-weight-asian="normal" style:font-size-complex="9pt" style:font-weight-complex="normal"/>
    </style:style>
    <style:style style:name="P54" style:family="paragraph" style:parent-style-name="Standard" style:list-style-name="L9">
      <style:text-properties fo:font-size="9pt" fo:font-weight="normal" officeooo:rsid="0022924e" officeooo:paragraph-rsid="0022924e" fo:background-color="transparent" style:font-size-asian="7.84999990463257pt" style:font-weight-asian="normal" style:font-size-complex="9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9pt" fo:font-weight="bold" officeooo:rsid="000f7076" officeooo:paragraph-rsid="000f7076" style:font-size-asian="7.84999990463257pt" style:font-weight-asian="bold" style:font-size-complex="9pt" style:font-weight-complex="bold"/>
    </style:style>
    <style:style style:name="P56" style:family="paragraph" style:parent-style-name="Standard" style:list-style-name="L9">
      <style:text-properties fo:font-size="9pt" fo:font-weight="bold" officeooo:paragraph-rsid="000c40e3" style:font-size-asian="7.84999990463257pt" style:font-weight-asian="bold" style:font-size-complex="9pt" style:font-weight-complex="bold"/>
    </style:style>
    <style:style style:name="P57" style:family="paragraph" style:parent-style-name="Standard" style:list-style-name="L9">
      <style:text-properties fo:font-size="9pt" fo:font-weight="bold" officeooo:paragraph-rsid="003a7c0f" style:font-size-asian="7.84999990463257pt" style:font-weight-asian="bold" style:font-size-complex="9pt" style:font-weight-complex="bold"/>
    </style:style>
    <style:style style:name="P58" style:family="paragraph" style:parent-style-name="Standard" style:list-style-name="L9">
      <style:text-properties fo:font-size="9pt" fo:font-weight="bold" officeooo:rsid="000c40e3" officeooo:paragraph-rsid="000c40e3" style:font-size-asian="7.84999990463257pt" style:font-weight-asian="bold" style:font-size-complex="9pt" style:font-weight-complex="bold"/>
    </style:style>
    <style:style style:name="P59" style:family="paragraph" style:parent-style-name="Standard" style:list-style-name="L9">
      <style:text-properties fo:font-size="9pt" fo:font-weight="bold" officeooo:rsid="000c40e3" officeooo:paragraph-rsid="001a0481" style:font-size-asian="7.84999990463257pt" style:font-weight-asian="bold" style:font-size-complex="9pt" style:font-weight-complex="bold"/>
    </style:style>
    <style:style style:name="P60" style:family="paragraph" style:parent-style-name="Standard" style:list-style-name="L9">
      <style:text-properties fo:font-size="9pt" fo:font-weight="bold" officeooo:rsid="0023e7a9" officeooo:paragraph-rsid="0023e7a9" style:font-size-asian="7.84999990463257pt" style:font-weight-asian="bold" style:font-size-complex="9pt" style:font-weight-complex="bold"/>
    </style:style>
    <style:style style:name="P61" style:family="paragraph" style:parent-style-name="Standard" style:list-style-name="L9">
      <style:text-properties fo:font-size="9pt" fo:font-weight="bold" officeooo:rsid="0026a873" officeooo:paragraph-rsid="0026a873" style:font-size-asian="7.84999990463257pt" style:font-weight-asian="bold" style:font-size-complex="9pt" style:font-weight-complex="bold"/>
    </style:style>
    <style:style style:name="P62" style:family="paragraph" style:parent-style-name="Standard" style:list-style-name="L9">
      <style:text-properties fo:font-size="9pt" fo:font-weight="bold" officeooo:rsid="003947d3" officeooo:paragraph-rsid="003947d3" style:font-size-asian="7.84999990463257pt" style:font-weight-asian="bold" style:font-size-complex="9pt" style:font-weight-complex="bold"/>
    </style:style>
    <style:style style:name="P63" style:family="paragraph" style:parent-style-name="Standard" style:list-style-name="L9">
      <style:text-properties fo:font-size="9pt" fo:font-weight="bold" officeooo:rsid="003a7c0f" officeooo:paragraph-rsid="003a7c0f" style:font-size-asian="7.84999990463257pt" style:font-weight-asian="bold" style:font-size-complex="9pt" style:font-weight-complex="bold"/>
    </style:style>
    <style:style style:name="P64" style:family="paragraph" style:parent-style-name="Standard" style:list-style-name="L9">
      <style:text-properties fo:font-size="9pt" fo:font-weight="bold" officeooo:rsid="0022924e" officeooo:paragraph-rsid="0022924e" fo:background-color="transparent" style:font-size-asian="7.84999990463257pt" style:font-weight-asian="bold" style:font-size-complex="9pt" style:font-weight-complex="bold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9pt" fo:font-style="italic" fo:font-weight="normal" officeooo:rsid="000f7076" officeooo:paragraph-rsid="000f7076" style:font-size-asian="9pt" style:font-style-asian="italic" style:font-weight-asian="normal" style:font-size-complex="9pt" style:font-style-complex="italic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fo:font-size="9pt" fo:font-style="italic" officeooo:paragraph-rsid="000f7076" style:font-size-asian="9pt" style:font-style-asian="italic" style:font-size-complex="9pt" style:font-style-complex="italic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9pt" fo:font-style="normal" fo:font-weight="normal" officeooo:rsid="000f7076" officeooo:paragraph-rsid="000f7076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9pt" fo:font-style="normal" fo:font-weight="normal" officeooo:rsid="000f7076" officeooo:paragraph-rsid="000f7076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9pt" fo:font-style="normal" fo:font-weight="normal" officeooo:rsid="000f7076" officeooo:paragraph-rsid="0020e77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fo:font-size="9pt" fo:font-style="normal" fo:font-weight="normal" officeooo:rsid="0010f78c" officeooo:paragraph-rsid="0010f78c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font-size="9pt" fo:font-style="normal" fo:font-weight="normal" officeooo:rsid="001f0e8e" officeooo:paragraph-rsid="001f0e8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 style:list-style-name="L9">
      <style:text-properties fo:font-size="9pt" officeooo:paragraph-rsid="000c40e3" style:font-size-asian="7.84999990463257pt" style:font-size-complex="9pt"/>
    </style:style>
    <style:style style:name="P73" style:family="paragraph" style:parent-style-name="Standard" style:list-style-name="L9">
      <style:text-properties fo:font-size="9pt" officeooo:paragraph-rsid="0023e7a9" style:font-size-asian="7.84999990463257pt" style:font-size-complex="9pt"/>
    </style:style>
    <style:style style:name="P74" style:family="paragraph" style:parent-style-name="Standard" style:list-style-name="L9">
      <style:text-properties fo:font-size="9pt" officeooo:paragraph-rsid="003947d3" style:font-size-asian="9pt" style:font-size-complex="9pt"/>
    </style:style>
    <style:style style:name="P75" style:family="paragraph" style:parent-style-name="Standard" style:list-style-name="L7">
      <style:paragraph-properties fo:text-align="start" style:justify-single-word="false"/>
      <style:text-properties officeooo:paragraph-rsid="000f7076"/>
    </style:style>
    <style:style style:name="P76" style:family="paragraph" style:parent-style-name="Standard" style:list-style-name="L8">
      <style:paragraph-properties fo:text-align="start" style:justify-single-word="false"/>
      <style:text-properties officeooo:paragraph-rsid="0010f78c"/>
    </style:style>
    <style:style style:name="P77" style:family="paragraph" style:parent-style-name="Standard" style:list-style-name="L8">
      <style:paragraph-properties fo:text-align="start" style:justify-single-word="false"/>
      <style:text-properties fo:font-weight="bold" officeooo:paragraph-rsid="001f0e8e" style:font-weight-asian="bold" style:font-weight-complex="bold"/>
    </style:style>
    <style:style style:name="P78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12c0dd" officeooo:paragraph-rsid="0012c0d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 style:list-style-name="L9">
      <style:paragraph-properties fo:text-align="start" style:justify-single-word="false" fo:background-color="transparent">
        <style:background-image/>
      </style:paragraph-properties>
      <style:text-properties fo:font-size="9pt" fo:font-style="normal" fo:font-weight="normal" officeooo:rsid="002bc336" officeooo:paragraph-rsid="0040dc03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 style:list-style-name="L10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style:text-underline-style="solid" style:text-underline-width="auto" style:text-underline-color="font-color" fo:font-weight="bold" officeooo:rsid="00451299" officeooo:paragraph-rsid="00451299" fo:background-color="transparent" style:font-size-asian="9pt" style:font-weight-asian="bold" style:font-size-complex="9pt" style:font-weight-complex="bold"/>
    </style:style>
    <style:style style:name="P81" style:family="paragraph" style:parent-style-name="Standard" style:list-style-name="L10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normal" officeooo:rsid="000f7076" officeooo:paragraph-rsid="00451299" fo:background-color="transparent" style:font-size-asian="9pt" style:font-weight-asian="normal" style:font-size-complex="9pt" style:font-weight-complex="normal"/>
    </style:style>
    <style:style style:name="P82" style:family="paragraph" style:parent-style-name="Standard" style:list-style-name="L11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normal" officeooo:rsid="00451299" officeooo:paragraph-rsid="00451299" fo:background-color="transparent" style:font-size-asian="9pt" style:font-weight-asian="normal" style:font-size-complex="9pt" style:font-weight-complex="normal"/>
    </style:style>
    <style:style style:name="P83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normal" officeooo:rsid="00451299" officeooo:paragraph-rsid="00451299" fo:background-color="transparent" style:font-size-asian="9pt" style:font-weight-asian="normal" style:font-size-complex="9pt" style:font-weight-complex="normal"/>
    </style:style>
    <style:style style:name="P84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normal" officeooo:rsid="00451299" officeooo:paragraph-rsid="0045b612" fo:background-color="transparent" style:font-size-asian="9pt" style:font-weight-asian="normal" style:font-size-complex="9pt" style:font-weight-complex="normal"/>
    </style:style>
    <style:style style:name="P85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normal" officeooo:rsid="0045b612" officeooo:paragraph-rsid="0045b612" fo:background-color="transparent" style:font-size-asian="9pt" style:font-weight-asian="normal" style:font-size-complex="9pt" style:font-weight-complex="normal"/>
    </style:style>
    <style:style style:name="P86" style:family="paragraph" style:parent-style-name="Standard" style:list-style-name="L10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bold" officeooo:rsid="00451299" officeooo:paragraph-rsid="00451299" fo:background-color="transparent" style:font-size-asian="9pt" style:font-weight-asian="bold" style:font-size-complex="9pt" style:font-weight-complex="bold"/>
    </style:style>
    <style:style style:name="P87" style:family="paragraph" style:parent-style-name="Standard" style:list-style-name="L1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weight="bold" officeooo:rsid="00451299" officeooo:paragraph-rsid="00451299" fo:background-color="transparent" style:font-size-asian="9pt" style:font-weight-asian="bold" style:font-size-complex="9pt" style:font-weight-complex="bold"/>
    </style:style>
    <style:style style:name="P88" style:family="paragraph" style:parent-style-name="Standard" style:list-style-name="L11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italic" style:text-underline-style="solid" style:text-underline-width="auto" style:text-underline-color="font-color" fo:font-weight="normal" officeooo:rsid="00451299" officeooo:paragraph-rsid="00451299" fo:background-color="transparent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italic" style:text-underline-style="solid" style:text-underline-width="auto" style:text-underline-color="font-color" fo:font-weight="normal" officeooo:rsid="0055f42e" officeooo:paragraph-rsid="0055f42e" fo:background-color="transparent" style:font-size-asian="7.84999990463257pt" style:font-style-asian="italic" style:font-weight-asian="normal" style:font-size-complex="9pt" style:font-style-complex="italic" style:font-weight-complex="normal"/>
    </style:style>
    <style:style style:name="P90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italic" fo:font-weight="bold" officeooo:rsid="00451299" officeooo:paragraph-rsid="00451299" fo:background-color="transparent" style:font-size-asian="9pt" style:font-style-asian="italic" style:font-weight-asian="bold" style:font-size-complex="9pt" style:font-style-complex="italic" style:font-weight-complex="bold"/>
    </style:style>
    <style:style style:name="P91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italic" style:text-underline-style="none" fo:font-weight="bold" officeooo:rsid="00451299" officeooo:paragraph-rsid="00451299" fo:background-color="transparent" style:font-size-asian="9pt" style:font-style-asian="italic" style:font-weight-asian="bold" style:font-size-complex="9pt" style:font-style-complex="italic" style:font-weight-complex="bold"/>
    </style:style>
    <style:style style:name="P92" style:family="paragraph" style:parent-style-name="Standard" style:list-style-name="L14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italic" style:text-underline-style="none" fo:font-weight="bold" officeooo:rsid="0045b612" officeooo:paragraph-rsid="0045b612" fo:background-color="transparent" style:font-size-asian="9pt" style:font-style-asian="italic" style:font-weight-asian="bold" style:font-size-complex="9pt" style:font-style-complex="italic" style:font-weight-complex="bold"/>
    </style:style>
    <style:style style:name="P93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italic" style:text-underline-style="none" fo:font-weight="normal" officeooo:rsid="0045b612" officeooo:paragraph-rsid="0045b612" fo:background-color="transparent" style:font-size-asian="9pt" style:font-style-asian="italic" style:font-weight-asian="normal" style:font-size-complex="9pt" style:font-style-complex="italic" style:font-weight-complex="normal"/>
    </style:style>
    <style:style style:name="P94" style:family="paragraph" style:parent-style-name="Standard" style:list-style-name="L13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5b612" officeooo:paragraph-rsid="0045b61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 style:list-style-name="L14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5b612" officeooo:paragraph-rsid="0045b61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5b612" officeooo:paragraph-rsid="0045b61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6246a" officeooo:paragraph-rsid="0046246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6246a" officeooo:paragraph-rsid="004e2f50" fo:background-color="transparent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e2f50" officeooo:paragraph-rsid="004e2f50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58cbf2" officeooo:paragraph-rsid="0058cbf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 style:list-style-name="L17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fe28f" officeooo:paragraph-rsid="0058cbf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563a2a" officeooo:paragraph-rsid="00563a2a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e2f50" officeooo:paragraph-rsid="004e2f50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4e2f50" officeooo:paragraph-rsid="0055f42e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normal" officeooo:rsid="0054b45f" officeooo:paragraph-rsid="0054b45f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L12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0f7076" officeooo:paragraph-rsid="0045b612" fo:background-color="transparent" style:font-size-asian="9pt" style:font-style-asian="normal" style:font-weight-asian="bold" style:font-size-complex="9pt" style:font-style-complex="normal" style:font-weight-complex="bold"/>
    </style:style>
    <style:style style:name="P107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6246a" officeooo:paragraph-rsid="0046246a" fo:background-color="transparent" style:font-size-asian="9pt" style:font-style-asian="normal" style:font-weight-asian="bold" style:font-size-complex="9pt" style:font-style-complex="normal" style:font-weight-complex="bold"/>
    </style:style>
    <style:style style:name="P108" style:family="paragraph" style:parent-style-name="Standard" style:list-style-name="L17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fe28f" officeooo:paragraph-rsid="0058cbf2" fo:background-color="transparent" style:font-size-asian="9pt" style:font-style-asian="normal" style:font-weight-asian="bold" style:font-size-complex="9pt" style:font-style-complex="normal" style:font-weight-complex="bold"/>
    </style:style>
    <style:style style:name="P109" style:family="paragraph" style:parent-style-name="Standard" style:list-style-name="L17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fe28f" officeooo:paragraph-rsid="005a180e" fo:background-color="transparent" style:font-size-asian="9pt" style:font-style-asian="normal" style:font-weight-asian="bold" style:font-size-complex="9pt" style:font-style-complex="normal" style:font-weight-complex="bold"/>
    </style:style>
    <style:style style:name="P110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563a2a" officeooo:paragraph-rsid="0057cad0" fo:background-color="transparent" style:font-size-asian="7.84999990463257pt" style:font-style-asian="normal" style:font-weight-asian="bold" style:font-size-complex="9pt" style:font-style-complex="normal" style:font-weight-complex="bold"/>
    </style:style>
    <style:style style:name="P111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563a2a" officeooo:paragraph-rsid="00563a2a" fo:background-color="transparent" style:font-size-asian="7.84999990463257pt" style:font-style-asian="normal" style:font-weight-asian="bold" style:font-size-complex="9pt" style:font-style-complex="normal" style:font-weight-complex="bold"/>
    </style:style>
    <style:style style:name="P112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4e2f50" officeooo:paragraph-rsid="004e2f50" fo:background-color="transparent" style:font-size-asian="7.84999990463257pt" style:font-style-asian="normal" style:font-weight-asian="bold" style:font-size-complex="9pt" style:font-style-complex="normal" style:font-weight-complex="bold"/>
    </style:style>
    <style:style style:name="P113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54b45f" officeooo:paragraph-rsid="0054b45f" fo:background-color="transparent" style:font-size-asian="7.84999990463257pt" style:font-style-asian="normal" style:font-weight-asian="bold" style:font-size-complex="9pt" style:font-style-complex="normal" style:font-weight-complex="bold"/>
    </style:style>
    <style:style style:name="P114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none" fo:font-weight="bold" officeooo:rsid="0055f42e" officeooo:paragraph-rsid="0055f42e" fo:background-color="transparent" style:font-size-asian="7.84999990463257pt" style:font-style-asian="normal" style:font-weight-asian="bold" style:font-size-complex="9pt" style:font-style-complex="normal" style:font-weight-complex="bold"/>
    </style:style>
    <style:style style:name="P115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style:use-window-font-color="true" fo:font-size="9pt" fo:font-style="normal" style:text-underline-style="solid" style:text-underline-width="auto" style:text-underline-color="font-color" fo:font-weight="normal" officeooo:rsid="0055f42e" officeooo:paragraph-rsid="0055f42e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 style:list-style-name="L16">
      <style:paragraph-properties fo:text-align="start" style:justify-single-word="false" fo:background-color="transparent">
        <style:background-image/>
      </style:paragraph-properties>
      <style:text-properties officeooo:paragraph-rsid="0054b45f"/>
    </style:style>
    <style:style style:name="P117" style:family="paragraph" style:parent-style-name="Standard" style:list-style-name="L8">
      <style:paragraph-properties fo:text-align="start" style:justify-single-word="false" fo:break-before="page"/>
      <style:text-properties fo:font-size="9pt" fo:font-style="normal" fo:font-weight="normal" officeooo:rsid="000f7076" officeooo:paragraph-rsid="0010f78c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use-window-font-color="true" fo:font-size="10pt" fo:font-style="normal" style:text-underline-style="none" fo:font-weight="bold" officeooo:rsid="0058cbf2" officeooo:paragraph-rsid="0058cbf2" fo:background-color="transparent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22924e"/>
    </style:style>
    <style:style style:name="T2" style:family="text">
      <style:text-properties officeooo:rsid="0050b02f"/>
    </style:style>
    <style:style style:name="T3" style:family="text">
      <style:text-properties officeooo:rsid="0022b78b"/>
    </style:style>
    <style:style style:name="T4" style:family="text">
      <style:text-properties officeooo:rsid="003814bf"/>
    </style:style>
    <style:style style:name="T5" style:family="text">
      <style:text-properties officeooo:rsid="00519924"/>
    </style:style>
    <style:style style:name="T6" style:family="text">
      <style:text-properties officeooo:rsid="003947d3"/>
    </style:style>
    <style:style style:name="T7" style:family="text">
      <style:text-properties officeooo:rsid="000c40e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40e3" style:font-weight-asian="bold" style:font-weight-complex="bold"/>
    </style:style>
    <style:style style:name="T10" style:family="text">
      <style:text-properties fo:font-weight="bold" officeooo:rsid="000f7076" style:font-weight-asian="bold" style:font-weight-complex="bold"/>
    </style:style>
    <style:style style:name="T11" style:family="text">
      <style:text-properties fo:font-weight="bold" officeooo:rsid="001f0e8e" style:font-weight-asian="bold" style:font-weight-complex="bold"/>
    </style:style>
    <style:style style:name="T12" style:family="text">
      <style:text-properties fo:font-weight="bold" officeooo:rsid="0023e7a9" style:font-weight-asian="bold" style:font-weight-complex="bold"/>
    </style:style>
    <style:style style:name="T13" style:family="text">
      <style:text-properties fo:font-weight="bold" officeooo:rsid="0026a873" style:font-weight-asian="bold" style:font-weight-complex="bold"/>
    </style:style>
    <style:style style:name="T14" style:family="text">
      <style:text-properties fo:font-weight="bold" officeooo:rsid="0022924e" style:font-weight-asian="bold" style:font-weight-complex="bold"/>
    </style:style>
    <style:style style:name="T15" style:family="text">
      <style:text-properties fo:font-weight="bold" officeooo:rsid="002c51df" style:font-weight-asian="bold" style:font-weight-complex="bold"/>
    </style:style>
    <style:style style:name="T16" style:family="text">
      <style:text-properties fo:font-weight="bold" officeooo:rsid="003947d3" style:font-weight-asian="bold" style:font-weight-complex="bold"/>
    </style:style>
    <style:style style:name="T17" style:family="text">
      <style:text-properties fo:font-weight="bold" officeooo:rsid="003d0bb7" style:font-weight-asian="bold" style:font-weight-complex="bold"/>
    </style:style>
    <style:style style:name="T18" style:family="text">
      <style:text-properties fo:font-weight="bold" officeooo:rsid="00451299" style:font-weight-asian="bold" style:font-weight-complex="bold"/>
    </style:style>
    <style:style style:name="T19" style:family="text">
      <style:text-properties fo:font-weight="bold" officeooo:rsid="004e2f50" style:font-weight-asian="bold" style:font-weight-complex="bold"/>
    </style:style>
    <style:style style:name="T20" style:family="text">
      <style:text-properties fo:font-weight="bold" officeooo:rsid="0055f42e" style:font-weight-asian="bold" style:font-weight-complex="bold"/>
    </style:style>
    <style:style style:name="T21" style:family="text">
      <style:text-properties fo:font-weight="bold" officeooo:rsid="0057cad0" style:font-weight-asian="bold" style:font-weight-complex="bold"/>
    </style:style>
    <style:style style:name="T22" style:family="text">
      <style:text-properties fo:font-weight="bold" officeooo:rsid="003947d3" style:font-size-asian="9pt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c40e3" style:font-weight-asian="normal" style:font-weight-complex="normal"/>
    </style:style>
    <style:style style:name="T25" style:family="text">
      <style:text-properties fo:font-weight="normal" officeooo:rsid="000f7076" style:font-weight-asian="normal" style:font-weight-complex="normal"/>
    </style:style>
    <style:style style:name="T26" style:family="text">
      <style:text-properties fo:font-weight="normal" officeooo:rsid="001bcfe1" style:font-weight-asian="normal" style:font-weight-complex="normal"/>
    </style:style>
    <style:style style:name="T27" style:family="text">
      <style:text-properties fo:font-weight="normal" officeooo:rsid="001f0e8e" style:font-weight-asian="normal" style:font-weight-complex="normal"/>
    </style:style>
    <style:style style:name="T28" style:family="text">
      <style:text-properties fo:font-weight="normal" officeooo:rsid="0023e7a9" style:font-weight-asian="normal" style:font-weight-complex="normal"/>
    </style:style>
    <style:style style:name="T29" style:family="text">
      <style:text-properties fo:font-weight="normal" officeooo:rsid="002d8197" style:font-weight-asian="normal" style:font-weight-complex="normal"/>
    </style:style>
    <style:style style:name="T30" style:family="text">
      <style:text-properties fo:font-weight="normal" officeooo:rsid="003947d3" style:font-weight-asian="normal" style:font-weight-complex="normal"/>
    </style:style>
    <style:style style:name="T31" style:family="text">
      <style:text-properties fo:font-weight="normal" officeooo:rsid="003feae5" style:font-weight-asian="normal" style:font-weight-complex="normal"/>
    </style:style>
    <style:style style:name="T32" style:family="text">
      <style:text-properties fo:font-weight="normal" officeooo:rsid="0057cad0" style:font-weight-asian="normal" style:font-weight-complex="normal"/>
    </style:style>
    <style:style style:name="T33" style:family="text">
      <style:text-properties fo:font-weight="normal" officeooo:rsid="0058cbf2" style:font-weight-asian="normal" style:font-weight-complex="normal"/>
    </style:style>
    <style:style style:name="T34" style:family="text">
      <style:text-properties fo:font-weight="normal" officeooo:rsid="005a180e" style:font-weight-asian="normal" style:font-weight-complex="normal"/>
    </style:style>
    <style:style style:name="T35" style:family="text">
      <style:text-properties fo:font-weight="normal" officeooo:rsid="000f7076" fo:background-color="transparent" style:font-weight-asian="normal" style:font-weight-complex="normal"/>
    </style:style>
    <style:style style:name="T36" style:family="text">
      <style:text-properties fo:font-weight="normal" officeooo:rsid="003feae5" fo:background-color="transparent" style:font-weight-asian="normal" style:font-weight-complex="normal"/>
    </style:style>
    <style:style style:name="T37" style:family="text">
      <style:text-properties fo:font-weight="normal" officeooo:rsid="001f0e8e" style:font-size-asian="9pt" style:font-weight-asian="normal" style:font-weight-complex="normal"/>
    </style:style>
    <style:style style:name="T38" style:family="text">
      <style:text-properties fo:font-size="9pt" fo:font-style="normal" fo:font-weight="bold" officeooo:rsid="0010f78c" fo:background-color="transparent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fo:font-size="9pt" fo:font-style="normal" fo:font-weight="normal" officeooo:rsid="000f7076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font-size="9pt" fo:font-style="normal" fo:font-weight="normal" officeooo:rsid="0010f78c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font-size="9pt" fo:font-style="normal" fo:font-weight="normal" officeooo:rsid="001ec6c0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font-size="9pt" fo:font-style="normal" fo:font-weight="normal" officeooo:rsid="001f0e8e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font-size="9pt" fo:font-style="normal" officeooo:rsid="0012c0dd" fo:background-color="transparent" style:font-size-asian="9pt" style:font-style-asian="normal" style:font-size-complex="9pt" style:font-style-complex="normal"/>
    </style:style>
    <style:style style:name="T44" style:family="text">
      <style:text-properties fo:font-size="9pt" fo:font-style="italic" fo:font-weight="normal" officeooo:rsid="000f7076" fo:background-color="transparent" style:font-size-asian="9pt" style:font-style-asian="italic" style:font-weight-asian="normal" style:font-size-complex="9pt" style:font-style-complex="italic" style:font-weight-complex="normal"/>
    </style:style>
    <style:style style:name="T45" style:family="text">
      <style:text-properties fo:font-size="9pt" fo:font-style="italic" fo:font-weight="bold" officeooo:rsid="0010f78c" fo:background-color="transparent" style:font-size-asian="9pt" style:font-style-asian="italic" style:font-weight-asian="bold" style:font-size-complex="9pt" style:font-style-complex="italic" style:font-weight-complex="bold"/>
    </style:style>
    <style:style style:name="T46" style:family="text">
      <style:text-properties fo:font-size="9pt" fo:font-style="italic" officeooo:rsid="0012c0dd" fo:background-color="transparent" style:font-size-asian="9pt" style:font-style-asian="italic" style:font-size-complex="9pt" style:font-style-complex="italic"/>
    </style:style>
    <style:style style:name="T47" style:family="text">
      <style:text-properties fo:font-style="italic" style:text-underline-style="solid" style:text-underline-width="auto" style:text-underline-color="font-color" officeooo:rsid="000c40e3" style:font-style-asian="italic" style:font-style-complex="italic"/>
    </style:style>
    <style:style style:name="T48" style:family="text">
      <style:text-properties fo:font-style="italic" style:text-underline-style="solid" style:text-underline-width="auto" style:text-underline-color="font-color" officeooo:rsid="0058cbf2" style:font-style-asian="italic" style:font-style-complex="italic"/>
    </style:style>
    <style:style style:name="T49" style:family="text">
      <style:text-properties fo:font-style="italic" style:text-underline-style="solid" style:text-underline-width="auto" style:text-underline-color="font-color" fo:font-weight="bold" officeooo:rsid="000c40e3" style:font-style-asian="italic" style:font-weight-asian="bold" style:font-style-complex="italic" style:font-weight-complex="bold"/>
    </style:style>
    <style:style style:name="T50" style:family="text">
      <style:text-properties fo:font-style="italic" fo:font-weight="normal" officeooo:rsid="000c40e3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8cbf2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a180e" style:font-style-asian="italic" style:font-weight-asian="normal" style:font-style-complex="italic" style:font-weight-complex="norm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55f42e" style:font-style-asian="italic" style:font-style-complex="italic"/>
    </style:style>
    <style:style style:name="T55" style:family="text">
      <style:text-properties fo:font-style="italic" officeooo:rsid="0057cad0" style:font-style-asian="italic" style:font-style-complex="italic"/>
    </style:style>
    <style:style style:name="T56" style:family="text">
      <style:text-properties fo:font-style="italic" officeooo:rsid="0058cbf2" style:font-style-asian="italic" style:font-style-complex="italic"/>
    </style:style>
    <style:style style:name="T57" style:family="text">
      <style:text-properties officeooo:rsid="000f7076"/>
    </style:style>
    <style:style style:name="T58" style:family="text">
      <style:text-properties officeooo:rsid="001f0e8e"/>
    </style:style>
    <style:style style:name="T59" style:family="text">
      <style:text-properties officeooo:rsid="001f0e8e" style:font-size-asian="9pt"/>
    </style:style>
    <style:style style:name="T60" style:family="text">
      <style:text-properties officeooo:rsid="003947d3" style:font-size-asian="9pt"/>
    </style:style>
    <style:style style:name="T61" style:family="text">
      <style:text-properties officeooo:rsid="0026a873"/>
    </style:style>
    <style:style style:name="T62" style:family="text">
      <style:text-properties officeooo:rsid="002884a2"/>
    </style:style>
    <style:style style:name="T63" style:family="text">
      <style:text-properties officeooo:rsid="002a0756"/>
    </style:style>
    <style:style style:name="T64" style:family="text">
      <style:text-properties officeooo:rsid="002bff44"/>
    </style:style>
    <style:style style:name="T65" style:family="text">
      <style:text-properties officeooo:rsid="002c51df"/>
    </style:style>
    <style:style style:name="T66" style:family="text">
      <style:text-properties officeooo:rsid="002d8197"/>
    </style:style>
    <style:style style:name="T67" style:family="text">
      <style:text-properties officeooo:rsid="002f7118"/>
    </style:style>
    <style:style style:name="T68" style:family="text">
      <style:text-properties officeooo:rsid="0030ecd7"/>
    </style:style>
    <style:style style:name="T69" style:family="text">
      <style:text-properties officeooo:rsid="003216a7"/>
    </style:style>
    <style:style style:name="T70" style:family="text">
      <style:text-properties officeooo:rsid="00326df7"/>
    </style:style>
    <style:style style:name="T71" style:family="text">
      <style:text-properties officeooo:rsid="003a7c0f"/>
    </style:style>
    <style:style style:name="T72" style:family="text">
      <style:text-properties officeooo:rsid="003b15b6"/>
    </style:style>
    <style:style style:name="T73" style:family="text">
      <style:text-properties officeooo:rsid="003d0bb7"/>
    </style:style>
    <style:style style:name="T74" style:family="text">
      <style:text-properties officeooo:rsid="003e1e0f"/>
    </style:style>
    <style:style style:name="T75" style:family="text">
      <style:text-properties officeooo:rsid="0040dc03"/>
    </style:style>
    <style:style style:name="T76" style:family="text">
      <style:text-properties officeooo:rsid="00438f3d"/>
    </style:style>
    <style:style style:name="T77" style:family="text">
      <style:text-properties officeooo:rsid="004408b7"/>
    </style:style>
    <style:style style:name="T78" style:family="text">
      <style:text-properties officeooo:rsid="00451299"/>
    </style:style>
    <style:style style:name="T79" style:family="text">
      <style:text-properties officeooo:rsid="0045b612"/>
    </style:style>
    <style:style style:name="T80" style:family="text">
      <style:text-properties officeooo:rsid="0048a1f8"/>
    </style:style>
    <style:style style:name="T81" style:family="text">
      <style:text-properties style:font-name="FreeMono" officeooo:rsid="00451299"/>
    </style:style>
    <style:style style:name="T82" style:family="text">
      <style:text-properties officeooo:rsid="004af414"/>
    </style:style>
    <style:style style:name="T83" style:family="text">
      <style:text-properties officeooo:rsid="004e2f50"/>
    </style:style>
    <style:style style:name="T84" style:family="text">
      <style:text-properties style:use-window-font-color="true" fo:font-size="9pt" fo:font-style="normal" style:text-underline-style="none" fo:font-weight="normal" officeooo:rsid="0054b45f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T85" style:family="text">
      <style:text-properties style:use-window-font-color="true" fo:font-size="9pt" fo:font-style="normal" style:text-underline-style="solid" style:text-underline-width="auto" style:text-underline-color="font-color" fo:font-weight="normal" officeooo:rsid="0054b45f" fo:background-color="transparent" style:font-size-asian="7.84999990463257pt" style:font-style-asian="normal" style:font-weight-asian="normal" style:font-size-complex="9pt" style:font-style-complex="normal" style:font-weight-complex="normal"/>
    </style:style>
    <style:style style:name="T86" style:family="text">
      <style:text-properties fo:font-size="7pt" officeooo:rsid="004e2f50" style:font-size-asian="7pt" style:font-size-complex="7pt"/>
    </style:style>
    <style:style style:name="T87" style:family="text">
      <style:text-properties officeooo:rsid="0055f42e"/>
    </style:style>
    <style:style style:name="T88" style:family="text">
      <style:text-properties officeooo:rsid="0057cad0"/>
    </style:style>
    <style:style style:name="T89" style:family="text">
      <style:text-properties officeooo:rsid="0058cbf2"/>
    </style:style>
    <style:style style:name="T90" style:family="text">
      <style:text-properties style:text-underline-style="solid" style:text-underline-width="auto" style:text-underline-color="font-color" officeooo:rsid="005a180e"/>
    </style:style>
    <style:style style:name="T91" style:family="text">
      <style:text-properties style:text-underline-style="solid" style:text-underline-width="auto" style:text-underline-color="font-color" officeooo:rsid="0058cbf2"/>
    </style:style>
    <style:style style:name="T92" style:family="text">
      <style:text-properties officeooo:rsid="005a180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odnikanie </text:p>
      <text:p text:style-name="P19"/>
      <text:p text:style-name="P3"><text:span text:style-name="T10">podnikanie</text:span><text:span text:style-name="T25"> – sústavná činnosť vykonávaná samostatne podnikateľom vo vlastnom mene, na vlastnú zodpovednosť a za účelom </text:span><text:span text:style-name="T26">dosiahnutia zisku</text:span></text:p>
      <text:p text:style-name="P14"/>
      <text:p text:style-name="P4"><text:span text:style-name="T57">podnikateľom </text:span><text:span text:style-name="T25">môže byť: </text:span></text:p>
      <text:list xml:id="list836016491" text:style-name="L1">
        <text:list-item>
          <text:p text:style-name="P41">osoba zapísaná v OR (obchodnom registri)</text:p>
        </text:list-item>
        <text:list-item>
          <text:p text:style-name="P41">osoba, ktorá podniká na základe živnostenského oprávnenia</text:p>
        </text:list-item>
        <text:list-item>
          <text:p text:style-name="P41">osoba, ktorá podniká na základe iného než živnostenského zákona</text:p>
        </text:list-item>
        <text:list-item>
          <text:p text:style-name="P41">fyzická osoba, ktorá vykonáva poľnohospodársku výrobu a je zapísaná do evidencie podľa osobitného predpisu</text:p>
        </text:list-item>
      </text:list>
      <text:p text:style-name="P14"/>
      <text:p text:style-name="P4"><text:span text:style-name="T57">občiansky zákonník </text:span><text:span text:style-name="T25">vymedzuje dva druhy osôb, ktoré môžu byť podnikateľom:</text:span></text:p>
      <text:list xml:id="list1281629945" text:style-name="L2">
        <text:list-item>
          <text:p text:style-name="P55">fyzická osoba</text:p>
        </text:list-item>
        <text:list-item>
          <text:p text:style-name="P55">právnická osoba</text:p>
        </text:list-item>
      </text:list>
      <text:p text:style-name="P5"/>
      <text:p text:style-name="P5">Fyzická osoba (FO)</text:p>
      <text:list xml:id="list352754220" text:style-name="L3">
        <text:list-item>
          <text:p text:style-name="P50">nositeľ práv a povinností</text:p>
        </text:list-item>
        <text:list-item>
          <text:p text:style-name="P51">schopnosť fyzickej osoby <text:span text:style-name="T58">na práva a povinnosti</text:span> vzniká narodením a zaniká smrťou</text:p>
        </text:list-item>
        <text:list-item>
          <text:p text:style-name="P51">môže podnikať osobne alebo <text:span text:style-name="T58">prostredníctvom zástupcu, ktorého nazývame </text:span><text:span text:style-name="T11">prokurista</text:span></text:p>
        </text:list-item>
      </text:list>
      <text:p text:style-name="P17"/>
      <text:p text:style-name="P17">Podmienky, aby osoba mohla podnikať:</text:p>
      <text:list xml:id="list922910860" text:style-name="L4">
        <text:list-item>
          <text:p text:style-name="P65">plnoletosť</text:p>
        </text:list-item>
        <text:list-item>
          <text:p text:style-name="P66"><text:span text:style-name="T25">spôsobilosť </text:span><text:span text:style-name="T27">vykonávať</text:span><text:span text:style-name="T25"> právne úkony</text:span></text:p>
        </text:list-item>
        <text:list-item>
          <text:p text:style-name="P65">bezúhonnosť</text:p>
        </text:list-item>
      </text:list>
      <text:p text:style-name="P18"/>
      <text:p text:style-name="P6"><text:span text:style-name="T35">Fyzická osoba</text:span><text:span text:style-name="T25"> ako podnikateľ je:</text:span></text:p>
      <text:list xml:id="list2087279459" text:style-name="L5">
        <text:list-item>
          <text:p text:style-name="P67">živnostník</text:p>
        </text:list-item>
        <text:list-item>
          <text:p text:style-name="P67">osoba so slobodným podnikaním</text:p>
        </text:list-item>
        <text:list-item>
          <text:p text:style-name="P67">samostatne hospodáriaci roľník</text:p>
        </text:list-item>
      </text:list>
      <text:p text:style-name="P7"/>
      <text:p text:style-name="P10">Právnická osoba (PO)</text:p>
      <text:list xml:id="list371619902" text:style-name="L6">
        <text:list-item>
          <text:p text:style-name="P68">každý subjekt, ktorý má práva a povinnosti a nie je FO</text:p>
        </text:list-item>
        <text:list-item>
          <text:p text:style-name="P68">vzniká zápisom do OR</text:p>
        </text:list-item>
        <text:list-item>
          <text:p text:style-name="P78">koná prostredníctvom štatutárneho orgánu<text:span text:style-name="T58"> (predstavenstvo)</text:span> alebo za ňu koná konateľ</text:p>
        </text:list-item>
        <text:list-item>
          <text:p text:style-name="P69">obchodné spoločnosti, družstvá, štátne podniky a ostatné <text:span text:style-name="T58">subjekty (nadácie, neziskové organizácie, politické strany, …)</text:span></text:p>
        </text:list-item>
      </text:list>
      <text:p text:style-name="P8"/>
      <text:p text:style-name="P13"><text:span text:style-name="T59">podnik</text:span><text:span text:style-name="T37"> – ekonomicky <text:s/>a právne samostatná jednotka založená za účelom podnikania</text:span></text:p>
      <text:p text:style-name="P8"/>
      <text:p text:style-name="P8"/>
      <text:p text:style-name="P23">Živnosť</text:p>
      <text:p text:style-name="P8"/>
      <text:p text:style-name="P11">Živnosť</text:p>
      <text:list xml:id="list143584881" text:style-name="L7">
        <text:list-item>
          <text:p text:style-name="P75"><text:span text:style-name="T44">zákon č.455/1991</text:span><text:span text:style-name="T39"> živnosť definuje ako sústavnú činnosť prevádzkovanú </text:span><text:span text:style-name="T42">podnikateľom </text:span><text:span text:style-name="T39">samostatne, vo vlastnom mene, na vlastnú zodpovednosť a za účelom do</text:span><text:span text:style-name="T42">siahnutia</text:span><text:span text:style-name="T39"> zisku </text:span><text:span text:style-name="T42">a </text:span><text:span text:style-name="T39">za podmienok ustanovených týmto zákonom</text:span></text:p>
        </text:list-item>
        <text:list-item>
          <text:p text:style-name="P70">zákon definuje aj to, čo živnosťou nie je (napr. lekári, lekárnici, tlmočníci, advokáti, právnici, …)</text:p>
        </text:list-item>
      </text:list>
      <text:p text:style-name="P9"/>
      <text:p text:style-name="P12">Druhy živností:</text:p>
      <text:list xml:id="list1839929076" text:style-name="L8">
        <text:list-item>
          <text:p text:style-name="P76"><text:span text:style-name="T45">ohlasovacie</text:span><text:span text:style-name="T40"> – </text:span><text:span text:style-name="T42">je možné ich</text:span><text:span text:style-name="T40"> prevádzkovať po ohlásení</text:span></text:p>
          <text:list>
            <text:list-item>
              <text:p text:style-name="P76"><text:span text:style-name="T38">remeselné</text:span><text:span text:style-name="T40"> – spôsobilosť získaná vyučením v odbore</text:span></text:p>
            </text:list-item>
            <text:list-item>
              <text:p text:style-name="P76"><text:span text:style-name="T38">viazané </text:span><text:span text:style-name="T40">– podmienkou spôsobilosti je spôsobilosť získaná inak</text:span></text:p>
            </text:list-item>
            <text:list-item>
              <text:p text:style-name="P76"><text:span text:style-name="T38">voľné</text:span><text:span text:style-name="T40"> – </text:span><text:span text:style-name="T42">žiadne podmienky týkajúce sa odbornej spôsobilosti; </text:span><text:span text:style-name="T40">podmienkou </text:span><text:span text:style-name="T41">je</text:span><text:span text:style-name="T40"> iba plnoletosť, spôsobilosť vykonávať právne úkony a bezúhonnosť</text:span></text:p>
            </text:list-item>
          </text:list>
        </text:list-item>
        <text:list-item>
          <text:p text:style-name="P77"><text:span text:style-name="T46">koncesované</text:span><text:span text:style-name="T43">:</text:span></text:p>
          <text:list>
            <text:list-item>
              <text:p text:style-name="P71">je možné ich prevádzkovať po získaní povolenia (koncesia)</text:p>
            </text:list-item>
            <text:list-item>
              <text:p text:style-name="P71">odborná spôsobilosť je stanovená osobitnými predpismi</text:p>
            </text:list-item>
            <text:list-item>
              <text:p text:style-name="P71">napr.: taxi, zmenárne, záložne, prevádzkovanie cintorínov, atď.</text:p>
              <text:p text:style-name="P117"/>
            </text:list-item>
          </text:list>
        </text:list-item>
      </text:list>
      <text:p text:style-name="P21">Obchodné spoločnosti</text:p>
      <text:p text:style-name="P2"/>
      <text:p text:style-name="P2"><text:span text:style-name="T8">Obchodné spoločnosti</text:span> – právnick<text:span text:style-name="T58">é osoby</text:span></text:p>
      <text:p text:style-name="P2"/>
      <text:list xml:id="list827970177" text:style-name="L9">
        <text:list-item>
          <text:p text:style-name="P56"><text:span text:style-name="T47">personálne</text:span><text:span text:style-name="T7"> –</text:span><text:span text:style-name="T24"> personálna účasť</text:span></text:p>
          <text:list>
            <text:list-item>
              <text:p text:style-name="P58">verejná obchodná spoločnosť <text:span text:style-name="T58">(VOS)</text:span></text:p>
              <text:list>
                <text:list-item>
                  <text:p text:style-name="P42">čisto personálna spoločnosť, kde minimálne dve osoby podnikajú pod spoločným obchodným menom</text:p>
                </text:list-item>
                <text:list-item>
                  <text:p text:style-name="P42">nie je predpísaný kapitálový vklad, ručenie je spoločné, celým svojím majetkom</text:p>
                </text:list-item>
                <text:list-item>
                  <text:p text:style-name="P42">spoločnosť vzniká zápisom do OR; návrh na zápis predkladajú všetci spoločníci, ak v SZ (spoločenskej zmluve) nie je uvedené inak</text:p>
                </text:list-item>
                <text:list-item>
                  <text:p text:style-name="P42">zisk sa delí rovným dielom, ak SZ neurčuje inak; strata sa tiež znáša rovným dielom</text:p>
                </text:list-item>
                <text:list-item>
                  <text:p text:style-name="P42">štatutárnym orgánom sú všetci spoločníci, ak v SZ nie sú poverení iba niektorí<text:tab/></text:p>
                </text:list-item>
              </text:list>
            </text:list-item>
            <text:list-item>
              <text:p text:style-name="P59">komanditná spoločnosť <text:span text:style-name="T58">(KS)</text:span></text:p>
              <text:list>
                <text:list-item>
                  <text:p text:style-name="P64"><text:span text:style-name="T23">kombinácia personálnej a kapitálovej spoločnosti</text:span> <text:span text:style-name="T29">(zmiešaný typ spoločnosti)</text:span></text:p>
                </text:list-item>
                <text:list-item>
                  <text:p text:style-name="P53"><text:span text:style-name="T1">spoločnosť, v ktorej jeden alebo viacerí spoločníci ručia za záväzky celým svojím majetkom (</text:span><text:span text:style-name="T14">komplementári</text:span><text:span text:style-name="T1">) </text:span><text:span text:style-name="T65">a </text:span><text:span text:style-name="T1">jeden alebo viacerí spoločníci ručia za záväzky do výšky svojho nesplateného vkladu zapísaného v OR – </text:span><text:span text:style-name="T14">komandi</text:span><text:span text:style-name="T15">ti</text:span><text:span text:style-name="T14">sti</text:span></text:p>
                </text:list-item>
                <text:list-item>
                  <text:p text:style-name="P64">minimálny vklad komandi<text:span text:style-name="T63">ti</text:span>stu je 250€</text:p>
                </text:list-item>
                <text:list-item>
                  <text:p text:style-name="P53"><text:span text:style-name="T14">spoločnosť vzniká zápisom do OR</text:span><text:span text:style-name="T1">, návrh na zápis do OR predkladajú všetci spoločníci a prikladajú k nemu SZ</text:span></text:p>
                </text:list-item>
                <text:list-item>
                  <text:p text:style-name="P54"><text:span text:style-name="T66">ak SZ neurčuje inak, </text:span>zisk sa delí rovným dielom medzi skupinu komplementárov a komandi<text:span text:style-name="T64">ti</text:span>stov</text:p>
                </text:list-item>
                <text:list-item>
                  <text:p text:style-name="P54">v rámci skupiny komplementárov sa delí rovným dielom, v rámci skupiny komandi<text:span text:style-name="T64">ti</text:span>stov do výšky <text:span text:style-name="T69">ne</text:span>splateného kapitálového vkladu, ak SZ neurčuje inak</text:p>
                </text:list-item>
                <text:list-item>
                  <text:p text:style-name="P54">štatutárnym orgánom sú všetci komplementári</text:p>
                </text:list-item>
                <text:list-item>
                  <text:p text:style-name="P53"><text:span text:style-name="T1">komanditi</text:span><text:span text:style-name="T64">sti</text:span><text:span text:style-name="T1"> majú kontrol</text:span><text:span text:style-name="T70">nú funkciu</text:span></text:p>
                </text:list-item>
              </text:list>
            </text:list-item>
          </text:list>
        </text:list-item>
        <text:list-item>
          <text:p text:style-name="P72"><text:span text:style-name="T49">kapitálové</text:span><text:span text:style-name="T9"> –</text:span><text:span text:style-name="T24"> zákonom určený minimálny vklad (</text:span><text:span text:style-name="T50">s.r.o., a.s.</text:span><text:span text:style-name="T24">)</text:span></text:p>
          <text:list>
            <text:list-item>
              <text:p text:style-name="P60">spoločnosť s ručením obmedzením <text:span text:style-name="T53">(s.r.o.)</text:span></text:p>
              <text:list>
                <text:list-item>
                  <text:p text:style-name="P43">je kapitálová spoločnosť, ktorej základné imanie tvoria vopred určené vklady spoločníkov</text:p>
                </text:list-item>
                <text:list-item>
                  <text:p text:style-name="P60">minimálna výška základného imania je 5000€, minimálny vklad spoločníka je 750€</text:p>
                </text:list-item>
                <text:list-item>
                  <text:p text:style-name="P60">spoločnosť môže založiť jedna osoba alebo najviac 50 spoločníkov</text:p>
                </text:list-item>
                <text:list-item>
                  <text:p text:style-name="P43">ak je zakladateľom 1 osoba, je potrebné splatiť celé základné imanie a urobí sa o tom notársky zápis; ak je zakladateľov viac, predloží sa SZ, ktorá sa podpíše u notára</text:p>
                </text:list-item>
                <text:list-item>
                  <text:p text:style-name="P73"><text:span text:style-name="T12">spoločnosť vzniká zápisom do OR</text:span><text:span text:style-name="T28">, návrh na zápis predkladajú všetci konatelia a prikladajú k nemu SZ</text:span></text:p>
                </text:list-item>
                <text:list-item>
                  <text:p text:style-name="P43">spoločnosť ručí za svoje záväzky do výšky svojho základného imania a spoločník do výšky svojho nesplateného vkladu zapísaného do OR</text:p>
                </text:list-item>
                <text:list-item>
                  <text:p text:style-name="P43">zisk sa najprv zdaní, ďalšia čiastka sa odvedie do rezervného fondu, zvyšok sa rozdelí medzi spoločníkov podľa výšky vkladov</text:p>
                </text:list-item>
                <text:list-item>
                  <text:p text:style-name="P73"><text:span text:style-name="T28">najvyšším orgánom je </text:span><text:span text:style-name="T12">valné zhromaždenie</text:span><text:span text:style-name="T28"> – schvaľuje ročnú účtovnú závierku, rozdelenie zisku, stanovy aj zmeny, rozhoduje o zmene spoločenskej zmluvy, o zmene základného imania, konateľoch, členoch v dozornej rade, zrušení spoločnosti a vylúčení člena zo spoločnosti</text:span></text:p>
                </text:list-item>
                <text:list-item>
                  <text:p text:style-name="P73"><text:span text:style-name="T28">štatutárnym orgánom sú </text:span><text:span text:style-name="T12">konatelia</text:span><text:span text:style-name="T28">, kontrolným orgánom je </text:span><text:span text:style-name="T12">dozorná rada</text:span></text:p>
                </text:list-item>
              </text:list>
            </text:list-item>
            <text:list-item>
              <text:p text:style-name="P61">akciová spoločnosť</text:p>
              <text:list>
                <text:list-item>
                  <text:p text:style-name="P44"><text:span text:style-name="T61">kapitálová spoločnosť, ktorej základné imanie rozvrhnuté na akcie s určitou </text:span><text:span text:style-name="T67">menovitou </text:span><text:span text:style-name="T62">h</text:span><text:span text:style-name="T61">odnotou</text:span></text:p>
                </text:list-item>
                <text:list-item>
                  <text:p text:style-name="P47"><text:span text:style-name="T8">min. výška základného imania je 25 000€ </text:span>- môže byť</text:p>
                  <text:list>
                    <text:list-item>
                      <text:p text:style-name="P47">splatené zakladateľmi (robí sa notársky zápis)</text:p>
                    </text:list-item>
                    <text:list-item>
                      <text:p text:style-name="P47">upísaním a splatením akcií v stanovenej lehote (musí sa uskutočniť ustanovujúce valné zhromaždenie)</text:p>
                    </text:list-item>
                  </text:list>
                </text:list-item>
                <text:list-item>
                  <text:p text:style-name="P47">o zvýšení a znížení zakladného imania na návrh predstavenstva rozhoduje valné zhromaždenie </text:p>
                </text:list-item>
                <text:list-item>
                  <text:p text:style-name="P61">spoločnosť ručí za záväzky celým svojím majetkom, akcionár neručí</text:p>
                </text:list-item>
                <text:list-item>
                  <text:p text:style-name="P44"><text:span text:style-name="T13">akciovú spoločnosť môže založiť jedna osoba – právnická osoba</text:span><text:span text:style-name="T61"> (musí sa spísať zakladateľská listina) alebo viacerí (SZ)</text:span></text:p>
                </text:list-item>
                <text:list-item>
                  <text:p text:style-name="P44"><text:span text:style-name="T13">spoločnosť vzniká zápisom do OR</text:span><text:span text:style-name="T61">, pričom návrh na zápis predkladajú a podpisujú členovia predstavenstva, prikladajú k nemu SZ a stanovy spoločnosti</text:span></text:p>
                </text:list-item>
                <text:list-item>
                  <text:p text:style-name="P47">orgány:</text:p>
                  <text:list>
                    <text:list-item>
                      <text:p text:style-name="P44"><text:span text:style-name="T61">najvyšší orgán - </text:span><text:span text:style-name="T13">valné zhromaždenie</text:span></text:p>
                    </text:list-item>
                    <text:list-item>
                      <text:p text:style-name="P44"><text:span text:style-name="T61">štatutárny orgán – </text:span><text:span text:style-name="T13">predstavenstvo</text:span></text:p>
                    </text:list-item>
                    <text:list-item>
                      <text:p text:style-name="P44"><text:span text:style-name="T61">kontrolný orgán - </text:span><text:span text:style-name="T13">dozorná rada </text:span></text:p>
                    </text:list-item>
                  </text:list>
                </text:list-item>
                <text:list-item>
                  <text:p text:style-name="P44"><text:span text:style-name="T13">akcia – </text:span><text:span text:style-name="T61">cenný papier, s ktorým sú spojené práva akcionára ako spoločníka podielať sa na riadení spoločnosti, zisku a likvidačného zostatku; môže znieť na meno (prevoditeľná, prevod sa uskutočňuje rubopisom a odovzdaním akcie) a doručiteľa (vyskytuje sa v knihe akcií); druhy:</text:span></text:p>
                  <text:list>
                    <text:list-item>
                      <text:p text:style-name="P44"><text:span text:style-name="T13">kmeňové</text:span><text:span text:style-name="T61"> – sú s nimi spojené plné práva a povinnosti</text:span></text:p>
                    </text:list-item>
                    <text:list-item>
                      <text:p text:style-name="P44"><text:span text:style-name="T13">prioritné</text:span><text:span text:style-name="T61"> – nie sú s nimi spojené hlasovacie práva ale prednostné právo na dividendy</text:span></text:p>
                    </text:list-item>
                    <text:list-item>
                      <text:p text:style-name="P44"><text:span text:style-name="T13">zamestnanecké</text:span><text:span text:style-name="T61"> – prevoditeľné len medzi zamestn</text:span><text:span text:style-name="T68">ancami</text:span></text:p>
                    </text:list-item>
                  </text:list>
                </text:list-item>
                <text:list-item>
                  <text:p text:style-name="P44"><text:span text:style-name="T62">r</text:span><text:span text:style-name="T61">ezervný fond</text:span></text:p>
                </text:list-item>
              </text:list>
            </text:list-item>
          </text:list>
        </text:list-item>
      </text:list>
      <text:p text:style-name="P15"/>
      <text:list xml:id="list1852473597" text:continue-numbering="true" text:style-name="L9">
        <text:list-item>
          <text:p text:style-name="P62"><text:soft-page-break/>Družstvo</text:p>
          <text:list>
            <text:list-item>
              <text:p text:style-name="P74"><text:span text:style-name="T30">spoločenstvo neuzavretého počtu osôb založené za účelom podnikania alebo zabezpečenia sociálnych, </text:span><text:span text:style-name="T36">ekonomických</text:span><text:span text:style-name="T30"> alebo iných</text:span><text:span text:style-name="T31"> záujmov</text:span></text:p>
            </text:list-item>
            <text:list-item>
              <text:p text:style-name="P52"><text:span text:style-name="T6">má </text:span><text:span text:style-name="T16">minimálne 5 </text:span><text:span text:style-name="T17">fyzických osôb</text:span><text:span text:style-name="T16"> alebo 2 právnické osoby</text:span></text:p>
            </text:list-item>
            <text:list-item>
              <text:p text:style-name="P52"><text:span text:style-name="T6">základné imanie – </text:span><text:span text:style-name="T16">vlastné imanie</text:span><text:span text:style-name="T6">, predstavuje súhrn členských vkladov a jeho </text:span><text:span text:style-name="T16">minimálna výška je 1250€</text:span></text:p>
            </text:list-item>
            <text:list-item>
              <text:p text:style-name="P45"><text:span text:style-name="T22">ručí</text:span><text:span text:style-name="T60"> za svoje záväzky </text:span><text:span text:style-name="T22">celým svojím maje</text:span><text:span text:style-name="T16">tkom</text:span><text:span text:style-name="T6">, </text:span><text:span text:style-name="T16">jednotliví členovia neručia</text:span></text:p>
            </text:list-item>
            <text:list-item>
              <text:p text:style-name="P48">delenie zisku podľa splatených kapitálových vkladov</text:p>
            </text:list-item>
            <text:list-item>
              <text:p text:style-name="P45"><text:span text:style-name="T6">povinný fond – </text:span><text:span text:style-name="T16">nedeliteľný fond</text:span></text:p>
            </text:list-item>
            <text:list-item>
              <text:p text:style-name="P48">orgány:</text:p>
              <text:list>
                <text:list-item>
                  <text:p text:style-name="P45"><text:span text:style-name="T73">najvyšší orgán </text:span><text:span text:style-name="T76">-</text:span><text:span text:style-name="T6"> </text:span><text:span text:style-name="T16">členská schôdza</text:span></text:p>
                </text:list-item>
                <text:list-item>
                  <text:p text:style-name="P45"><text:span text:style-name="T73">štatutárny orgán</text:span><text:span text:style-name="T6"> </text:span><text:span text:style-name="T76">- </text:span><text:span text:style-name="T16">predstavenstvo</text:span></text:p>
                </text:list-item>
                <text:list-item>
                  <text:p text:style-name="P45"><text:span text:style-name="T6">kontrolný </text:span><text:span text:style-name="T73">orgán</text:span><text:span text:style-name="T6"> - </text:span><text:span text:style-name="T16">kontrolná komisia</text:span></text:p>
                </text:list-item>
              </text:list>
            </text:list-item>
          </text:list>
        </text:list-item>
        <text:list-item>
          <text:p text:style-name="P63">Tiché spoločenstvo</text:p>
          <text:list>
            <text:list-item>
              <text:p text:style-name="P49">pôsobí na základe zmluvy o tichom spoločenstv<text:span text:style-name="T77">e</text:span>, ktorú upravuje OZ</text:p>
            </text:list-item>
            <text:list-item>
              <text:p text:style-name="P46"><text:span text:style-name="T71">tichým spoločníkom mô</text:span><text:span text:style-name="T74">ž</text:span><text:span text:style-name="T71">e byť </text:span><text:span text:style-name="T74">fyzická osoba aj právnická osoba</text:span></text:p>
            </text:list-item>
            <text:list-item>
              <text:p text:style-name="P49">môže ním byť spoločník, zamestnanec, rodinný príslušník</text:p>
            </text:list-item>
            <text:list-item>
              <text:p text:style-name="P46"><text:span text:style-name="T71">tichý spoločník je osoba, kt</text:span><text:span text:style-name="T74">o</text:span><text:span text:style-name="T71">rá poskytne podnikateľovi vklad a podnikateľ sa zav</text:span><text:span text:style-name="T74">ä</text:span><text:span text:style-name="T71">zuje, že vyplatí tichému spoločníkovi vklad zo zisku ako podiel tichého spoločníka na výsledku podnikania</text:span></text:p>
            </text:list-item>
          </text:list>
        </text:list-item>
        <text:list-item>
          <text:p text:style-name="P57"><text:span text:style-name="T72">Z</text:span><text:span text:style-name="T71">mluva o združení</text:span></text:p>
          <text:list>
            <text:list-item>
              <text:p text:style-name="P46"><text:span text:style-name="T71">združenie sa vytvára z </text:span><text:span text:style-name="T74">fyzických i právnických osôb</text:span><text:span text:style-name="T71"> za konkrétnym účelom a spravidla na určitý čas</text:span></text:p>
            </text:list-item>
            <text:list-item>
              <text:p text:style-name="P46"><text:span text:style-name="T71">ú</text:span><text:span text:style-name="T74">č</text:span><text:span text:style-name="T71">astníci združenia vkladajú peňažné </text:span><text:span text:style-name="T74">i</text:span><text:span text:style-name="T71"> nepeňažné vklady</text:span></text:p>
            </text:list-item>
            <text:list-item>
              <text:p text:style-name="P49">vklady a majetok sa stávajú spoluvlastníctvom vlastníkov združenia</text:p>
            </text:list-item>
            <text:list-item>
              <text:p text:style-name="P79"><text:span text:style-name="T75">v</text:span><text:span text:style-name="T71">oči tretím osobám sú účastníci združenia zaviazaní spoločne a nerozdielne</text:span></text:p>
            </text:list-item>
            <text:list-item>
              <text:p text:style-name="P46"><text:span text:style-name="T74">zisk sa nedelí</text:span><text:span text:style-name="T71">, ale príjmy a výdavky </text:span><text:span text:style-name="T74">sa delia rovným </text:span><text:span text:style-name="T71">dielom medzi účastníkmi združenia, ak SZ neurčuje </text:span><text:span text:style-name="T74">inak</text:span><text:span text:style-name="T71">; </text:span><text:span text:style-name="T74">daň z prijímu si odvedie každý sám</text:span></text:p>
            </text:list-item>
          </text:list>
        </text:list-item>
      </text:list>
      <text:p text:style-name="P16"/>
      <text:p text:style-name="P16"/>
      <text:p text:style-name="P22">Pracovníci</text:p>
      <text:p text:style-name="P27"/>
      <text:p text:style-name="P28"><text:span text:style-name="T82">M</text:span>zdy</text:p>
      <text:list xml:id="list1855851048" text:style-name="L10">
        <text:list-item>
          <text:p text:style-name="P80">základné: </text:p>
          <text:list>
            <text:list-item>
              <text:p text:style-name="P81"><text:span text:style-name="T18">časová</text:span><text:span text:style-name="T78"> - skutočne odpracovaný čas </text:span><text:span text:style-name="T81">x</text:span><text:span text:style-name="T78"> mzdová tarifa</text:span></text:p>
            </text:list-item>
            <text:list-item>
              <text:p text:style-name="P81"><text:span text:style-name="T18">úkolová </text:span><text:span text:style-name="T78">– vyrobené množstvo </text:span><text:span text:style-name="T81">x</text:span><text:span text:style-name="T78"> úkolová sadzba</text:span></text:p>
            </text:list-item>
            <text:list-item>
              <text:p text:style-name="P81"><text:span text:style-name="T18">podielová</text:span><text:span text:style-name="T78"> – objem výkonov meraných </text:span><text:span text:style-name="T80">ekonomickým </text:span><text:span text:style-name="T78">ukazovateľom prenásobíme podielovou sadzbou v %</text:span></text:p>
            </text:list-item>
            <text:list-item>
              <text:p text:style-name="P81"><text:span text:style-name="T18">kombinovaná</text:span><text:span text:style-name="T78"> – kombinácia časovej úkolovej a časovej podielovej mzdy</text:span></text:p>
            </text:list-item>
          </text:list>
        </text:list-item>
        <text:list-item>
          <text:p text:style-name="P80">doplnkové:</text:p>
          <text:list>
            <text:list-item>
              <text:p text:style-name="P81"><text:span text:style-name="T18">prémie</text:span><text:span text:style-name="T78"> – mesačné, štvrťročné,...</text:span></text:p>
            </text:list-item>
            <text:list-item>
              <text:p text:style-name="P81"><text:span text:style-name="T18">odmeny</text:span><text:span text:style-name="T78"> – jednorázové za mimoriadne výkony</text:span></text:p>
            </text:list-item>
            <text:list-item>
              <text:p text:style-name="P86">osobné ohodnotenie</text:p>
            </text:list-item>
            <text:list-item>
              <text:p text:style-name="P86">podiel na hospodárskom výsledku</text:p>
            </text:list-item>
          </text:list>
        </text:list-item>
      </text:list>
      <text:p text:style-name="P27"/>
      <text:p text:style-name="P38"/>
      <text:p text:style-name="P24">Majetok</text:p>
      <text:p text:style-name="P27"/>
      <text:list xml:id="list1361473326" text:style-name="L11">
        <text:list-item>
          <text:p text:style-name="P82">predstavuje hmotné a nehmotné zložky podnikania</text:p>
        </text:list-item>
        <text:list-item>
          <text:p text:style-name="P82">členíme ho z viacerých hľadísk </text:p>
          <text:list>
            <text:list-item>
              <text:p text:style-name="P88">z hľadiska funkcie v transformačnom procese</text:p>
              <text:list>
                <text:list-item>
                  <text:p text:style-name="P82">obežný </text:p>
                </text:list-item>
                <text:list-item>
                  <text:p text:style-name="P82">neobežný</text:p>
                </text:list-item>
              </text:list>
            </text:list-item>
            <text:list-item>
              <text:p text:style-name="P88">z hľadiska vecnej stránky</text:p>
              <text:list>
                <text:list-item>
                  <text:p text:style-name="P82">hmotný </text:p>
                </text:list-item>
                <text:list-item>
                  <text:p text:style-name="P82">nehmotný</text:p>
                </text:list-item>
                <text:list-item>
                  <text:p text:style-name="P82">finančný</text:p>
                </text:list-item>
              </text:list>
            </text:list-item>
            <text:list-item>
              <text:p text:style-name="P88">z hľadiska likvidnosti </text:p>
              <text:list>
                <text:list-item>
                  <text:p text:style-name="P82">rôzne stupne likvidity</text:p>
                </text:list-item>
              </text:list>
            </text:list-item>
            <text:list-item>
              <text:p text:style-name="P88">z hľadiska odpisovania</text:p>
              <text:list>
                <text:list-item>
                  <text:p text:style-name="P82">odpisovaný </text:p>
                </text:list-item>
                <text:list-item>
                  <text:p text:style-name="P82">neodpisovaný</text:p>
                </text:list-item>
              </text:list>
            </text:list-item>
          </text:list>
        </text:list-item>
      </text:list>
      <text:p text:style-name="P27"/>
      <text:list xml:id="list770225578" text:style-name="L12">
        <text:list-item>
          <text:p text:style-name="P87">Neobežný (dlhodobý) majetok</text:p>
        </text:list-item>
      </text:list>
      <text:list xml:id="list680265778" text:style-name="L13">
        <text:list-item>
          <text:p text:style-name="P83">je dlhodobý, neobieha v transformačnom procese</text:p>
        </text:list-item>
        <text:list-item>
          <text:p text:style-name="P83">patrí sem:</text:p>
          <text:list>
            <text:list-item>
              <text:p text:style-name="P90">dlhodobý hmotný majetok</text:p>
              <text:list>
                <text:list-item>
                  <text:p text:style-name="P84">predstavuje samostatne hnuteľné veci, súbory hnuteľných vecí , ktorých cena je viac ako 1700€ a prevádzkovo-technická funkcia dlhšia ako 1 rok</text:p>
                </text:list-item>
                <text:list-item>
                  <text:p text:style-name="P85">zaraďujeme sem budovy, stavby, pozemky bez ohľadu na obstarávaciu cenu a iný majetok, ktorý spĺňa charakteristickú cenu</text:p>
                </text:list-item>
              </text:list>
            </text:list-item>
            <text:list-item>
              <text:p text:style-name="P90">dlhodobý nehmotný majetok</text:p>
              <text:list>
                <text:list-item>
                  <text:p text:style-name="P85">nadobudnuté práva priemyselného vlastníctva, autorské práva, licencie, patenty, softvér, projekty, výrobné postupy, marketingové štúdie, všetky výdavky súvisiace so založením podniku, ktorých cena je viac ako 2400€ a doba používania je dlhšia ako 1 rok</text:p>
                </text:list-item>
              </text:list>
            </text:list-item>
            <text:list-item>
              <text:p text:style-name="P91">dlhodobý finančný majetok</text:p>
              <text:list>
                <text:list-item>
                  <text:p text:style-name="P94">finančné účasti iných podnikov dlhšie ako 1 rok, dlhodobé pôžičky poskytnuté iným subjektom; umelecké diela nadobudnuté za účelom uloženia voľných finančných prostriedkov a obchodovania</text:p>
                </text:list-item>
              </text:list>
            </text:list-item>
          </text:list>
        </text:list-item>
      </text:list>
      <text:p text:style-name="P29"/>
      <text:list xml:id="list344550512" text:continue-list="list770225578" text:style-name="L12">
        <text:list-item>
          <text:p text:style-name="P106"><text:span text:style-name="T79">O</text:span><text:span text:style-name="T78">bežný (</text:span><text:span text:style-name="T79">krátko</text:span><text:span text:style-name="T78">dobý) majetok</text:span></text:p>
        </text:list-item>
      </text:list>
      <text:list xml:id="list919289815" text:style-name="L14">
        <text:list-item>
          <text:p text:style-name="P95">dochádza k obehu</text:p>
        </text:list-item>
        <text:list-item>
          <text:p text:style-name="P95">zaraďujeme sem:</text:p>
          <text:list>
            <text:list-item>
              <text:p text:style-name="P92">zásoby</text:p>
              <text:list>
                <text:list-item>
                  <text:p text:style-name="P95">materiál, suroviny, nedokončená výroba, polotovary vlastnej výroby, hotové výrobky a tovary</text:p>
                </text:list-item>
              </text:list>
            </text:list-item>
            <text:list-item>
              <text:p text:style-name="P92">pohľadávky</text:p>
              <text:list>
                <text:list-item>
                  <text:p text:style-name="P95">“on má voči mne záväzok, ja mám voči nemu pohľadávku”</text:p>
                </text:list-item>
              </text:list>
            </text:list-item>
            <text:list-item>
              <text:p text:style-name="P92">krátkodobý finančný majetok</text:p>
              <text:list>
                <text:list-item>
                  <text:p text:style-name="P95">peniaze v hotovosti na účtoch, ceniny, krátkodobé cenné papiere, akcie</text:p>
                </text:list-item>
              </text:list>
            </text:list-item>
          </text:list>
        </text:list-item>
      </text:list>
      <text:p text:style-name="P29"/>
      <text:p text:style-name="P29"/>
      <text:p text:style-name="P25">Odpisovanie majetku</text:p>
      <text:p text:style-name="P35"/>
      <text:p text:style-name="P35">Odpisy</text:p>
      <text:list xml:id="list1490918937" text:style-name="L15">
        <text:list-item>
          <text:p text:style-name="P96">predstavujú peňažné vyjadrenie fyzického a morálneho opotrebenia majetku</text:p>
        </text:list-item>
        <text:list-item>
          <text:p text:style-name="P96">sú nákladovou položkou, ovplyvňujú náklady, cenu a tým pádom aj zisk</text:p>
        </text:list-item>
        <text:list-item>
          <text:p text:style-name="P96">predmetom odpisovania je:</text:p>
          <text:list>
            <text:list-item>
              <text:p text:style-name="P93">dlhodobý hmotný majetok</text:p>
            </text:list-item>
            <text:list-item>
              <text:p text:style-name="P93">dlhodobý nehmotný majetok</text:p>
            </text:list-item>
          </text:list>
        </text:list-item>
        <text:list-item>
          <text:p text:style-name="P96">odpisujeme vždy len do výšky skutočnej ceny majetku</text:p>
        </text:list-item>
        <text:list-item>
          <text:p text:style-name="P97">výška odpisov závisí od:</text:p>
          <text:list>
            <text:list-item>
              <text:p text:style-name="P97">vstupnej ceny</text:p>
            </text:list-item>
            <text:list-item>
              <text:p text:style-name="P97">doby životnosti majetku</text:p>
            </text:list-item>
            <text:list-item>
              <text:p text:style-name="P97">metódy odpisovania</text:p>
              <text:list>
                <text:list-item>
                  <text:p text:style-name="P107">lineárna</text:p>
                </text:list-item>
                <text:list-item>
                  <text:p text:style-name="P107">progresívna</text:p>
                </text:list-item>
                <text:list-item>
                  <text:p text:style-name="P107">degresívna</text:p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39">Odpisová skupina</text:p>
          </table:table-cell>
          <table:table-cell table:style-name="Table1.A1" office:value-type="string">
            <text:p text:style-name="P39">Doba odpisovania (v rokoch)</text:p>
          </table:table-cell>
          <table:table-cell table:style-name="Table1.A1" office:value-type="string">
            <text:p text:style-name="P39">Rovnomerný ročný odpis</text:p>
          </table:table-cell>
          <table:table-cell table:style-name="Table1.D1" office:value-type="string">
            <text:p text:style-name="P39">Zrýchlený odpis 1.rok / ďalšie roky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0">¼</text:p>
          </table:table-cell>
          <table:table-cell table:style-name="Table1.D2" office:value-type="string">
            <text:p text:style-name="P40">4 / 5</text:p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40">1/6</text:p>
          </table:table-cell>
          <table:table-cell table:style-name="Table1.D2" office:value-type="string">
            <text:p text:style-name="P40">6 / 7</text:p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12</text:p>
          </table:table-cell>
          <table:table-cell table:style-name="Table1.A2" office:value-type="string">
            <text:p text:style-name="P40">1/12</text:p>
          </table:table-cell>
          <table:table-cell table:style-name="Table1.D2" office:value-type="string">
            <text:p text:style-name="P40">12 / 13</text:p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20</text:p>
          </table:table-cell>
          <table:table-cell table:style-name="Table1.A2" office:value-type="string">
            <text:p text:style-name="P40">1/20</text:p>
          </table:table-cell>
          <table:table-cell table:style-name="Table1.D2" office:value-type="string">
            <text:p text:style-name="P40">20 / 21</text:p>
          </table:table-cell>
        </table:table-row>
      </table:table>
      <text:p text:style-name="P30"/>
      <text:p text:style-name="P30"/>
      <text:p text:style-name="P26">Náklady a hodnoty</text:p>
      <text:p text:style-name="P30"/>
      <text:p text:style-name="P37">Náklady</text:p>
      <text:list xml:id="list62206857" text:style-name="L16">
        <text:list-item>
          <text:p text:style-name="P99">predstavujú peňažné vyjadrenie vstupov resp. spotreby produkčných faktorov, ktoré sa podieľajú na tvorbe výkonov ako výstupov z podnikateľskej činnosti</text:p>
        </text:list-item>
        <text:list-item>
          <text:p text:style-name="P99">rozlišujeme medzi pojmami náklady a výdavky</text:p>
          <text:list>
            <text:list-item>
              <text:p text:style-name="P98"><text:span text:style-name="T19">náklady</text:span><text:span text:style-name="T83"> – predstavujú spotrebu prostriedkov, ktoré sú potrebné na dosiahnutie výkonov </text:span><text:span text:style-name="T86">(napr.: zaúčtované mzdy za minulý mesiac, odpisy dlhodobého majetku, spotreba materiálu na výrobok, zaúčtovaná oprava automobilu, účtované nájomné za kancelárske priestory, spotreba elektrickej energie)</text:span></text:p>
              <text:list>
                <text:list-item>
                  <text:p text:style-name="P102">na základe objemu výrobkov:</text:p>
                  <text:list>
                    <text:list-item>
                      <text:p text:style-name="P110">fixné náklady<text:span text:style-name="T88"> - </text:span><text:span text:style-name="T32">vo svojej absolútnej výške sa so zmenou objemu nemenia</text:span></text:p>
                    </text:list-item>
                    <text:list-item>
                      <text:p text:style-name="P111">variabilné náklady –<text:span text:style-name="T88"> </text:span><text:span text:style-name="T32">vo svojej absolútnej výške sa menia so zmenou objemu</text:span></text:p>
                      <text:list>
                        <text:list-item>
                          <text:p text:style-name="P110"><text:span text:style-name="T55">proporcionálne</text:span><text:span text:style-name="T32"> – menia sa priamo úmerne so zmenou objemu výroby</text:span></text:p>
                        </text:list-item>
                        <text:list-item>
                          <text:p text:style-name="P110"><text:span text:style-name="T55">progresívne</text:span><text:span text:style-name="T32"> – rastú rýchlejšie ako rastie zmena objemu výroby</text:span></text:p>
                        </text:list-item>
                        <text:list-item>
                          <text:p text:style-name="P110"><text:span text:style-name="T55">degresívne</text:span><text:span text:style-name="T32"> – rastú pomalšie ako rastie zmena objemu výroby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<text:span text:style-name="T19">výdavky</text:span><text:span text:style-name="T83"> – úbytok peňazí podniku z hľadiska sledovania peňažných krokov v podniku; vznikajú v okamihu úhrady faktúry alebo zaplatenia tovaru v hotovosti </text:span><text:span text:style-name="T86">(zaplatená faktúra za elektrickú energiu, zaplatená faktúra za dodaný materiál, výplata miezd v dni určenom ako splatný termín, nákup kancelárskych potrieb)</text:span></text:p>
            </text:list-item>
            <text:list-item>
              <text:p text:style-name="P103">náklady členíme na:</text:p>
              <text:list>
                <text:list-item>
                  <text:p text:style-name="P112">druhové</text:p>
                  <text:list>
                    <text:list-item>
                      <text:p text:style-name="P105">zoskupujú sa do ekonomicky rôznorodých druhov podľa jednotlivých činiteľov vo výrobnom procese</text:p>
                      <text:list>
                        <text:list-item>
                          <text:p text:style-name="P116"><text:span text:style-name="T85">materiálové náklady</text:span><text:span text:style-name="T84"> (materiál, energie)</text:span></text:p>
                        </text:list-item>
                        <text:list-item>
                          <text:p text:style-name="P116"><text:span text:style-name="T85">služby</text:span><text:span text:style-name="T84"> (cestovné, opravy, údržba)</text:span></text:p>
                        </text:list-item>
                        <text:list-item>
                          <text:p text:style-name="P116"><text:span text:style-name="T85">osobné</text:span><text:span text:style-name="T84"> (mzdy, sociálne zabezpečenie) </text:span></text:p>
                        </text:list-item>
                        <text:list-item>
                          <text:p text:style-name="P116"><text:span text:style-name="T85">ostatné prevádzkové náklady</text:span><text:span text:style-name="T84"> (manká a škody, odpisy, dane, poplatky)</text:span></text:p>
                        </text:list-item>
                        <text:list-item>
                          <text:p text:style-name="P116"><text:span text:style-name="T85">finančné náklady</text:span><text:span text:style-name="T84"> (úroky a ostatné finančné náklady)</text:span></text:p>
                        </text:list-item>
                        <text:list-item>
                          <text:p text:style-name="P116"><text:span text:style-name="T85">ostatné náklady</text:span><text:span text:style-name="T84"> (rezervy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3">kalkulačné</text:p>
                  <text:list>
                    <text:list-item>
                      <text:p text:style-name="P105">členenie podľa účelu (na aké úkony boli vynaložené)</text:p>
                      <text:list>
                        <text:list-item>
                          <text:p text:style-name="P113">priame</text:p>
                          <text:list>
                            <text:list-item>
                              <text:p text:style-name="P105">vchádzajú priamo do produktu, vieme ich bezprostredne priraďovať k jednotlivým úkonom</text:p>
                            </text:list-item>
                            <text:list-item>
                              <text:p text:style-name="P105">určujú sa na základe normy spotreby materiálu, času na výrobok, ceny práce</text:p>
                            </text:list-item>
                          </text:list>
                        </text:list-item>
                        <text:list-item>
                          <text:p text:style-name="P113">nepriame (režijné)</text:p>
                          <text:list>
                            <text:list-item>
                              <text:p text:style-name="P105">s výrobkom súvisia spotredkovane</text:p>
                            </text:list-item>
                            <text:list-item>
                              <text:p text:style-name="P105">nie je možné ich priradiť k jednotlivým úkonom</text:p>
                            </text:list-item>
                            <text:list-item>
                              <text:p text:style-name="P105">je nutné ich na výrobok rozpočítavať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kalkulačný vzorec:</text:p>
          <text:list>
            <text:list-item>
              <text:list>
                <text:list-item>
                  <text:p text:style-name="P89">priamy materiál</text:p>
                </text:list-item>
                <text:list-item>
                  <text:p text:style-name="P89">priame mzdy</text:p>
                </text:list-item>
                <text:list-item>
                  <text:p text:style-name="P89">ostatné priame výdavky</text:p>
                </text:list-item>
                <text:list-item>
                  <text:p text:style-name="P89">výrobná prevádzková réžia</text:p>
                </text:list-item>
              </text:list>
            </text:list-item>
            <text:list-item>
              <text:p text:style-name="P104"><text:span text:style-name="T20">prevádzkové výrobné náklady</text:span><text:span text:style-name="T87"> </text:span><text:span text:style-name="T54">(horeuvedené)</text:span></text:p>
              <text:list>
                <text:list-item>
                  <text:p text:style-name="P115">správna réžia</text:p>
                </text:list-item>
                <text:list-item>
                  <text:p text:style-name="P115">odbytná réžia</text:p>
                </text:list-item>
              </text:list>
            </text:list-item>
            <text:list-item>
              <text:p text:style-name="P104"><text:span text:style-name="T20">vlastné náklady výkonu</text:span><text:span text:style-name="T87"> </text:span><text:span text:style-name="T54">(horeuvedené)</text:span></text:p>
              <text:list>
                <text:list-item>
                  <text:p text:style-name="P89">zisk/strata</text:p>
                </text:list-item>
              </text:list>
            </text:list-item>
            <text:list-item>
              <text:p text:style-name="P114">predajná cena</text:p>
            </text:list-item>
          </text:list>
        </text:list-item>
      </text:list>
      <text:p text:style-name="P33"/>
      <text:p text:style-name="P32"/>
      <text:p text:style-name="P34"><text:span text:style-name="T88">V súvislosti s týmto rozlišujeme kritický objem výroby – </text:span><text:span text:style-name="T21">bod zvratu</text:span><text:span text:style-name="T88"> – taký objem výroby, pri ktorom dochádza k pokrytiu celkových nákladov (v tomto bode nedosahujeme ani zisk ani stratu)</text:span></text:p>
      <text:p text:style-name="P32"/>
      <text:p text:style-name="P31"/>
      <text:p text:style-name="P118"><text:soft-page-break/>Hodnotenie finančnej situácie</text:p>
      <text:p text:style-name="P100"/>
      <text:p text:style-name="P100">Hodnotenie prostredníctvom:</text:p>
      <text:list xml:id="list634548996" text:style-name="L17">
        <text:list-item>
          <text:p text:style-name="P101"><text:span text:style-name="T48">absolútnych ukazovateľov</text:span><text:span text:style-name="T89"> (tržby, náklady a zisk)</text:span></text:p>
        </text:list-item>
        <text:list-item>
          <text:p text:style-name="P101"><text:span text:style-name="T48">pomerových ukazovateľov</text:span><text:span text:style-name="T89"> (ukazovateľ rentability, likvidity, aktivity a zadĺženosti)</text:span></text:p>
          <text:list>
            <text:list-item>
              <text:p text:style-name="P108"><text:span text:style-name="T91">ukazovateľ rentability</text:span><text:span text:style-name="T89"> </text:span><text:span text:style-name="T51">(sumárny ukazovateľ)</text:span></text:p>
              <text:list>
                <text:list-item>
                  <text:p text:style-name="P108"><text:span text:style-name="T56">rentabilita tržieb – </text:span><text:span text:style-name="T33">vyjadruje pomer čistého zisku k tržbám</text:span><text:span text:style-name="T33"><draw:frame draw:style-name="fr1" draw:name="Object1" text:anchor-type="as-char" svg:y="-0.2445in" svg:width="1.1764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  </text:list-item>
                <text:list-item>
                  <text:p text:style-name="P108"><text:span text:style-name="T56">rentabilita vlastného imania</text:span><text:span text:style-name="T33"> – vyjadruje pomer čistého zisku k vlastnému imaniu</text:span><text:span text:style-name="T33"><draw:frame draw:style-name="fr1" draw:name="Object2" text:anchor-type="as-char" svg:y="-0.2445in" svg:width="1.5571in" svg:height="0.3937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    </text:list-item>
                <text:list-item>
                  <text:p text:style-name="P108"><text:span text:style-name="T56">rentabilita aktív</text:span><text:span text:style-name="T33"> – vyjadruje pomer čistého zisku k aktívam </text:span><text:span text:style-name="T33"><draw:frame draw:style-name="fr1" draw:name="Object3" text:anchor-type="as-char" svg:y="-0.2445in" svg:width="1.198in" svg:height="0.393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    </text:list-item>
                <text:list-item>
                  <text:p text:style-name="P108"><text:span text:style-name="T56">rentabilita kapitálu</text:span><text:span text:style-name="T33"> – vyjadruje pomer čistého zisku a úrokov ukrátený po dani z príjmov k celkovému vynaloženému kapitálu </text:span><text:span text:style-name="T33"><draw:frame draw:style-name="fr1" draw:name="Object4" text:anchor-type="as-char" svg:y="-0.2602in" svg:width="3.6165in" svg:height="0.40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      </text:list-item>
              </text:list>
            </text:list-item>
            <text:list-item>
              <text:p text:style-name="P109"><text:span text:style-name="T90">ukazovateľ likvidity</text:span><text:span text:style-name="T92"> – </text:span><text:span text:style-name="T34">vyjadruje schopnosť podniku uhradiť si svoje splatné záväzky</text:span></text:p>
              <text:list>
                <text:list-item>
                  <text:p text:style-name="P109"><text:span text:style-name="T34">najlikvidnejší majetok: </text:span><text:span text:style-name="T52">hotovosť, ceniny a krátkodobý finančný majetok</text:span></text:p>
                </text:list-item>
                <text:list-item>
                  <text:p text:style-name="P109"><text:span text:style-name="T34">najlikvidnejšou zložkou majetku: </text:span><text:span text:style-name="T52">krátkodobé pohľadávky</text:span></text:p>
                </text:list-item>
                <text:list-item>
                  <text:p text:style-name="P109"><text:span text:style-name="T34">menej likvidné:</text:span><text:span text:style-name="T52"> zásoby</text:span></text:p>
                </text:list-item>
                <text:list-item>
                  <text:p text:style-name="P109"><text:span text:style-name="T34">najmenej likvidné: </text:span><text:span text:style-name="T52">dlhodobé aktíva</text:span></text:p>
                </text:list-item>
                <text:list-item>
                  <text:p text:style-name="P109"><text:span text:style-name="T92">okamžitá likvidita – </text:span><text:span text:style-name="T34">pohybuje sa okolo hodnoty 0,2 až 0,6 (podnik dobre hospodári s majetkom); vypočíta sa ako </text:span><text:span text:style-name="T34"><draw:frame draw:style-name="fr1" draw:name="Object5" text:anchor-type="as-char" svg:y="-0.2437in" svg:width="1.5165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        </text:list-item>
                <text:list-item>
                  <text:p text:style-name="P109"><text:span text:style-name="T92">bežná likvidita </text:span><text:span text:style-name="T34">(druhý stupeň) – pohybuje sa v rozpätí od 1 po 1,5; vypočíta sa ako </text:span><text:span text:style-name="T34"><draw:frame draw:style-name="fr1" draw:name="Object6" text:anchor-type="as-char" svg:y="-0.2437in" svg:width="2.9583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  </text:list-item>
                <text:list-item>
                  <text:p text:style-name="P109"><text:span text:style-name="T92">celková likvidita</text:span><text:span text:style-name="T34"> – pohybuje sa od 2 do 2,5; vypočíta sa ako </text:span><text:span text:style-name="T34"><draw:frame draw:style-name="fr1" draw:name="Object7" text:anchor-type="as-char" svg:y="-0.2437in" svg:width="3.5437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        </text:list-item>
              </text:list>
            </text:list-item>
            <text:list-item>
              <text:p text:style-name="P109"><text:span text:style-name="T90">ukazovateľ aktivity</text:span><text:span text:style-name="T34"> – ukazuje, ako účinne podnik využíva svoj majetok</text:span></text:p>
              <text:list>
                <text:list-item>
                  <text:p text:style-name="P109"><text:span text:style-name="T92">doba obratu zásob</text:span><text:span text:style-name="T34"> – vyjadruje, koľko dní trvá jeden obrat zásob, mala by byť kratšia ako 60 dní; vypočíta sa ako</text:span><text:span text:style-name="T34"><draw:frame draw:style-name="fr1" draw:name="Object8" text:anchor-type="as-char" svg:y="-0.2437in" svg:width="1.7063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      </text:list-item>
                <text:list-item>
                  <text:p text:style-name="P109"><text:span text:style-name="T92">doba obratu pohľadáviek</text:span><text:span text:style-name="T34"> – vyjadruje obrat množstva peňazí viazaných pohľadávkami; vypočíta sa ako </text:span><text:span text:style-name="T34"><draw:frame draw:style-name="fr1" draw:name="Object9" text:anchor-type="as-char" svg:y="-0.2437in" svg:width="2.0425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      </text:list-item>
                <text:list-item>
                  <text:p text:style-name="P109"><text:span text:style-name="T92">doba obratu aktív</text:span><text:span text:style-name="T34"> – vyjadruje účinnosť celkových aktív podniku; vypočíta sa ako </text:span><text:span text:style-name="T34"><draw:frame draw:style-name="fr1" draw:name="Object10" text:anchor-type="as-char" svg:y="-0.2437in" svg:width="1.6654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      </text:list-item>
              </text:list>
            </text:list-item>
            <text:list-item>
              <text:p text:style-name="P109"><text:span text:style-name="T90">ukazovateľ zadĺženosti</text:span><text:span text:style-name="T34"> – menší ako 50%, vypočíta sa ako </text:span><text:span text:style-name="T34"><draw:frame draw:style-name="fr1" draw:name="Object11" text:anchor-type="as-char" svg:y="-0.2437in" svg:width="2.3272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333333" fo:font-size="7pt" officeooo:rsid="001208dd" officeooo:paragraph-rsid="001208dd" style:font-size-asian="7pt" style:font-size-complex="7pt"/>
    </style:style>
    <style:style style:name="MT1" style:family="text">
      <style:text-properties officeooo:rsid="0022924e"/>
    </style:style>
    <style:style style:name="MT2" style:family="text">
      <style:text-properties officeooo:rsid="0050b02f"/>
    </style:style>
    <style:style style:name="MT3" style:family="text">
      <style:text-properties officeooo:rsid="0022b78b"/>
    </style:style>
    <style:style style:name="MT4" style:family="text">
      <style:text-properties officeooo:rsid="003814bf"/>
    </style:style>
    <style:style style:name="MT5" style:family="text">
      <style:text-properties officeooo:rsid="00519924"/>
    </style:style>
    <style:style style:name="MT6" style:family="text">
      <style:text-properties officeooo:rsid="003947d3"/>
    </style:style>
    <style:page-layout style:name="Mpm1">
      <style:page-layout-properties fo:page-width="8.5in" fo:page-height="11in" style:num-format="1" style:print-orientation="portrait" fo:margin-top="0.5354in" fo:margin-bottom="0.338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odnikanie a manažment (PAM). <text:s text:c="9"/>1<text:span text:style-name="MT1"> -</text:span> <text:span text:style-name="MT2">5</text:span>.cvičenie <text:s text:c="9"/>19., <text:span text:style-name="MT3">26. </text:span>februára, <text:span text:style-name="MT4">5., </text:span><text:span text:style-name="MT5">12. , 19.</text:span><text:span text:style-name="MT4"> </text:span><text:span text:style-name="MT6">marca</text:span> 2013 <text:s text:c="9"/>2.semester FIIT ST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Takács</meta:initial-creator>
    <meta:creation-date>2013-02-19T14:38:24</meta:creation-date>
    <dc:date>2013-03-26T08:03:58</dc:date>
    <dc:creator>Gabriel Takács</dc:creator>
    <meta:editing-duration>PT22H58M36S</meta:editing-duration>
    <meta:editing-cycles>65</meta:editing-cycles>
    <meta:generator>LibreOffice/3.6$Linux_x86 LibreOffice_project/360m1$Build-2</meta:generator>
    <meta:printed-by>Gabriel Takács</meta:printed-by>
    <meta:print-date>2013-03-24T23:40:29</meta:print-date>
    <meta:document-statistic meta:table-count="1" meta:image-count="0" meta:object-count="11" meta:page-count="6" meta:paragraph-count="256" meta:word-count="2153" meta:character-count="13920" meta:non-whitespace-character-count="12175"/>
  </office:meta>
</office:document-meta>
</file>

<file path=Object 1/content.xml><?xml version="1.0" encoding="utf-8"?>
<math xmlns="http://www.w3.org/1998/Math/MathML">
  <semantics>
    <mrow>
      <mrow>
        <mi mathvariant="italic">ROS</mi>
        <mo stretchy="false">=</mo>
        <mfrac>
          <mrow>
            <mi mathvariant="italic">čistý</mi>
            <mi mathvariant="italic">zisk</mi>
          </mrow>
          <mrow>
            <mi mathvariant="italic">tržby</mi>
          </mrow>
        </mfrac>
      </mrow>
    </mrow>
    <annotation encoding="StarMath 5.0">ROS = {čistý zisk} over {tržby} </annotation>
  </semantics>
</math>
</file>

<file path=Object 10/content.xml><?xml version="1.0" encoding="utf-8"?>
<math xmlns="http://www.w3.org/1998/Math/MathML">
  <semantics>
    <mrow>
      <mfrac>
        <mrow>
          <mi mathvariant="italic">primerná</mi>
          <mrow>
            <mi mathvariant="italic">aktivita</mi>
            <mo stretchy="false">×</mo>
            <mn>365</mn>
          </mrow>
        </mrow>
        <mrow>
          <mi mathvariant="italic">tržby</mi>
        </mrow>
      </mfrac>
    </mrow>
    <annotation encoding="StarMath 5.0">{primerná aktivita times 365} over {tržby} </annotation>
  </semantics>
</math>
</file>

<file path=Object 11/content.xml><?xml version="1.0" encoding="utf-8"?>
<math xmlns="http://www.w3.org/1998/Math/MathML">
  <semantics>
    <mrow>
      <mfrac>
        <mrow>
          <mi mathvariant="italic">stupeň</mi>
          <mrow>
            <mi mathvariant="italic">zadĺženosti</mi>
            <mo stretchy="false">−</mo>
            <mi mathvariant="italic">cudzí</mi>
          </mrow>
          <mi mathvariant="italic">kapitál</mi>
        </mrow>
        <mrow>
          <mi mathvariant="italic">aktíva</mi>
        </mrow>
      </mfrac>
    </mrow>
    <annotation encoding="StarMath 5.0">{stupeň zadĺženosti - cudzí kapitál} over {aktíva} </annotation>
  </semantics>
</math>
</file>

<file path=Object 2/content.xml><?xml version="1.0" encoding="utf-8"?>
<math xmlns="http://www.w3.org/1998/Math/MathML">
  <semantics>
    <mrow>
      <mrow>
        <mi mathvariant="italic">ROE</mi>
        <mo stretchy="false">=</mo>
        <mfrac>
          <mrow>
            <mi mathvariant="italic">čistý</mi>
            <mi mathvariant="italic">zisk</mi>
          </mrow>
          <mrow>
            <mi mathvariant="italic">vlastné</mi>
            <mi mathvariant="italic">imanie</mi>
          </mrow>
        </mfrac>
      </mrow>
    </mrow>
    <annotation encoding="StarMath 5.0">ROE = {čistý zisk} over {vlastné imanie} </annotation>
  </semantics>
</math>
</file>

<file path=Object 3/content.xml><?xml version="1.0" encoding="utf-8"?>
<math xmlns="http://www.w3.org/1998/Math/MathML">
  <semantics>
    <mrow>
      <mrow>
        <mi mathvariant="italic">ROA</mi>
        <mo stretchy="false">=</mo>
        <mfrac>
          <mrow>
            <mi mathvariant="italic">čistý</mi>
            <mi mathvariant="italic">zisk</mi>
          </mrow>
          <mrow>
            <mi mathvariant="italic">aktíva</mi>
          </mrow>
        </mfrac>
      </mrow>
    </mrow>
    <annotation encoding="StarMath 5.0">ROA = {čistý zisk} over {aktíva} </annotation>
  </semantics>
</math>
</file>

<file path=Object 4/content.xml><?xml version="1.0" encoding="utf-8"?>
<math xmlns="http://www.w3.org/1998/Math/MathML">
  <semantics>
    <mrow>
      <mrow>
        <mi mathvariant="italic">ROI</mi>
        <mo stretchy="false">=</mo>
        <mfrac>
          <mrow>
            <mi mathvariant="italic">čistý</mi>
            <mrow>
              <mi mathvariant="italic">zisk</mi>
              <mo stretchy="false">+</mo>
              <mrow>
                <mi mathvariant="italic">úroky</mi>
                <mo stretchy="false">×</mo>
                <mrow>
                  <mo stretchy="false">(</mo>
                  <mrow>
                    <mrow>
                      <mn>1</mn>
                      <mo stretchy="false">−</mo>
                      <mi mathvariant="italic">sadzba</mi>
                    </mrow>
                    <mi mathvariant="italic">dane</mi>
                    <mi>z</mi>
                    <mi mathvariant="italic">príjmov</mi>
                  </mrow>
                  <mo stretchy="false">)</mo>
                </mrow>
              </mrow>
            </mrow>
          </mrow>
          <mrow>
            <mi mathvariant="italic">vlastný</mi>
            <mrow>
              <mi mathvariant="italic">kapitál</mi>
              <mo stretchy="false">−</mo>
              <mi mathvariant="italic">cudzí</mi>
            </mrow>
            <mi mathvariant="italic">kapitál</mi>
          </mrow>
        </mfrac>
      </mrow>
    </mrow>
    <annotation encoding="StarMath 5.0">ROI = {čistý zisk + úroky times (1 - sadzba dane z príjmov) } over {vlastný kapitál - cudzí kapitál} </annotation>
  </semantics>
</math>
</file>

<file path=Object 5/content.xml><?xml version="1.0" encoding="utf-8"?>
<math xmlns="http://www.w3.org/1998/Math/MathML">
  <semantics>
    <mrow>
      <mfrac>
        <mrow>
          <mi mathvariant="italic">najlikvidnejšie</mi>
          <mi mathvariant="italic">aktíva</mi>
        </mrow>
        <mrow>
          <mi mathvariant="italic">krátkodobé</mi>
          <mi mathvariant="italic">záväzky</mi>
        </mrow>
      </mfrac>
    </mrow>
    <annotation encoding="StarMath 5.0">{najlikvidnejšie aktíva } over {krátkodobé záväzky} </annotation>
  </semantics>
</math>
</file>

<file path=Object 6/content.xml><?xml version="1.0" encoding="utf-8"?>
<math xmlns="http://www.w3.org/1998/Math/MathML">
  <semantics>
    <mrow>
      <mfrac>
        <mrow>
          <mi mathvariant="italic">finančný</mi>
          <mrow>
            <mi mathvariant="italic">majetok</mi>
            <mo stretchy="false">+</mo>
            <mi mathvariant="italic">krátkodobé</mi>
          </mrow>
          <mi mathvariant="italic">pohľadávky</mi>
        </mrow>
        <mrow>
          <mi mathvariant="italic">krátkodobé</mi>
          <mi mathvariant="italic">záväzky</mi>
        </mrow>
      </mfrac>
    </mrow>
    <annotation encoding="StarMath 5.0">{finančný majetok + krátkodobé pohľadávky} over {krátkodobé záväzky} </annotation>
  </semantics>
</math>
</file>

<file path=Object 7/content.xml><?xml version="1.0" encoding="utf-8"?>
<math xmlns="http://www.w3.org/1998/Math/MathML">
  <semantics>
    <mrow>
      <mfrac>
        <mrow>
          <mi mathvariant="italic">finančný</mi>
          <mrow>
            <mi mathvariant="italic">majetok</mi>
            <mo stretchy="false">+</mo>
            <mi mathvariant="italic">krátkodobé</mi>
          </mrow>
          <mrow>
            <mi mathvariant="italic">pohľadávky</mi>
            <mo stretchy="false">+</mo>
            <mi mathvariant="italic">zásoby</mi>
          </mrow>
        </mrow>
        <mrow>
          <mi mathvariant="italic">krátkodobé</mi>
          <mi mathvariant="italic">záväzky</mi>
        </mrow>
      </mfrac>
    </mrow>
    <annotation encoding="StarMath 5.0">{finančný majetok + krátkodobé pohľadávky + zásoby} over {krátkodobé záväzky} </annotation>
  </semantics>
</math>
</file>

<file path=Object 8/content.xml><?xml version="1.0" encoding="utf-8"?>
<math xmlns="http://www.w3.org/1998/Math/MathML">
  <semantics>
    <mrow>
      <mfrac>
        <mrow>
          <mi mathvariant="italic">priemerné</mi>
          <mrow>
            <mi mathvariant="italic">zásoby</mi>
            <mo stretchy="false">×</mo>
            <mn>365</mn>
          </mrow>
        </mrow>
        <mi mathvariant="italic">tržba</mi>
      </mfrac>
    </mrow>
    <annotation encoding="StarMath 5.0">{ priemerné zásoby times 365 } over tržba</annotation>
  </semantics>
</math>
</file>

<file path=Object 9/content.xml><?xml version="1.0" encoding="utf-8"?>
<math xmlns="http://www.w3.org/1998/Math/MathML">
  <semantics>
    <mrow>
      <mfrac>
        <mrow>
          <mi mathvariant="italic">priemerné</mi>
          <mrow>
            <mi mathvariant="italic">pohľadávky</mi>
            <mo stretchy="false">×</mo>
            <mn>365</mn>
          </mrow>
        </mrow>
        <mrow>
          <mi mathvariant="italic">tržby</mi>
        </mrow>
      </mfrac>
    </mrow>
    <annotation encoding="StarMath 5.0">{priemerné pohľadávky times 365} over {tržby} </annotation>
  </semantics>
</math>
</file>